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37.xml" manifest:media-type="text/xml"/>
  <manifest:file-entry manifest:full-path="Basic/VBAProject/Sheet39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38.xml" manifest:media-type="text/xml"/>
  <manifest:file-entry manifest:full-path="Basic/VBAProject/Sheet40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4.671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1.286cm"/>
    </style:style>
    <style:style style:name="co13" style:family="table-column">
      <style:table-column-properties fo:break-before="auto" style:column-width="1.118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1.453cm"/>
    </style:style>
    <style:style style:name="co16" style:family="table-column">
      <style:table-column-properties fo:break-before="auto" style:column-width="2.21cm"/>
    </style:style>
    <style:style style:name="co17" style:family="table-column">
      <style:table-column-properties fo:break-before="auto" style:column-width="0.866cm"/>
    </style:style>
    <style:style style:name="co18" style:family="table-column">
      <style:table-column-properties fo:break-before="auto" style:column-width="1.706cm"/>
    </style:style>
    <style:style style:name="co19" style:family="table-column">
      <style:table-column-properties fo:break-before="auto" style:column-width="3.692cm"/>
    </style:style>
    <style:style style:name="co20" style:family="table-column">
      <style:table-column-properties fo:break-before="auto" style:column-width="1.595cm"/>
    </style:style>
    <style:style style:name="co21" style:family="table-column">
      <style:table-column-properties fo:break-before="auto" style:column-width="0.783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702cm" fo:break-before="auto" style:use-optimal-row-height="false"/>
    </style:style>
    <style:style style:name="ro7" style:family="table-row">
      <style:table-row-properties style:row-height="1.443cm" fo:break-before="auto" style:use-optimal-row-height="false"/>
    </style:style>
    <style:style style:name="ta1" style:family="table" style:master-page-name="PageStyle_5f_Noord-Holland_20_steden">
      <style:table-properties table:display="true" style:writing-mode="lr-tb"/>
    </style:style>
    <style:style style:name="ta2" style:family="table" style:master-page-name="PageStyle_5f_Noord-Holland_20_gemeenten">
      <style:table-properties table:display="true" style:writing-mode="lr-tb"/>
    </style:style>
    <style:style style:name="ta3" style:family="table" style:master-page-name="PageStyle_5f_Noord-Holland_20_recapitulatie">
      <style:table-properties table:display="true" style:writing-mode="lr-tb"/>
    </style:style>
    <style:style style:name="ta4" style:family="table" style:master-page-name="PageStyle_5f_Noord-Hol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TL_20_Metadata">
      <style:table-cell-properties style:diagonal-bl-tr="none" style:diagonal-tl-br="none" fo:border="none" fo:padding="0.071cm" style:rotation-align="none"/>
    </style:style>
    <style:style style:name="ce13" style:family="table-cell" style:parent-style-name="TL_20_Meta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Noord-Holland steden.A21" xlink:type="simple"/>
      </style:table-cell-properties>
      <style:paragraph-properties fo:text-align="end" css3t:text-justify="auto" fo:margin-left="0cm" style:writing-mode="page"/>
    </style:style>
    <style:style style:name="ce4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steden.A22" xlink:type="simple"/>
      </style:table-cell-properties>
      <style:paragraph-properties fo:text-align="end" css3t:text-justify="auto" fo:margin-left="0cm" style:writing-mode="page"/>
    </style:style>
    <style:style style:name="ce4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steden.A23" xlink:type="simple"/>
      </style:table-cell-properties>
      <style:paragraph-properties fo:text-align="end" css3t:text-justify="auto" fo:margin-left="0cm" style:writing-mode="page"/>
    </style:style>
    <style:style style:name="ce4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steden.A24" xlink:type="simple"/>
      </style:table-cell-properties>
      <style:paragraph-properties fo:text-align="end" css3t:text-justify="auto" fo:margin-left="0cm" style:writing-mode="page"/>
    </style:style>
    <style:style style:name="ce4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steden.A25" xlink:type="simple"/>
      </style:table-cell-properties>
      <style:paragraph-properties fo:text-align="end" css3t:text-justify="auto" fo:margin-left="0cm" style:writing-mode="page"/>
    </style:style>
    <style:style style:name="ce4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46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gemeenten.A14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gemeenten.A148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Holland gemeenten.A149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-Holland steden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26"/>
        <table:table-column table:style-name="co4" table:default-cell-style-name="ce26"/>
        <table:table-column table:style-name="co5" table:number-columns-repeated="4" table:default-cell-style-name="ce26"/>
        <table:table-column table:style-name="co6" table:number-columns-repeated="5" table:default-cell-style-name="ce9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7" office:value-type="string" calcext:value-type="string" table:number-columns-spanned="1" table:number-rows-spanned="4">
            <text:p>Niet genoemde gezindheden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number-columns-repeated="4" table:style-name="ce32"/>
          <table:covered-table-cell table:style-name="ce38"/>
          <table:covered-table-cell table:number-columns-repeated="3" table:style-name="ce32"/>
          <table:covered-table-cell table:number-columns-repeated="2" table:style-name="ce38"/>
          <table:covered-table-cell table:number-columns-repeated="3" table:style-name="ce32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table:style-name="ce6" office:value-type="string" calcext:value-type="string">
            <text:p>Amsterdam *</text:p>
          </table:table-cell>
          <table:table-cell table:style-name="Default"/>
          <table:table-cell table:style-name="ce23" office:value-type="float" office:value="24532" calcext:value-type="float">
            <text:p>24532</text:p>
          </table:table-cell>
          <table:table-cell table:style-name="ce33" office:value-type="float" office:value="45969" calcext:value-type="float">
            <text:p>45969</text:p>
          </table:table-cell>
          <table:table-cell table:style-name="ce33" office:value-type="float" office:value="58362" calcext:value-type="float">
            <text:p>58362</text:p>
          </table:table-cell>
          <table:table-cell table:style-name="ce33" office:value-type="float" office:value="33738" calcext:value-type="float">
            <text:p>33738</text:p>
          </table:table-cell>
          <table:table-cell table:style-name="ce33" office:value-type="float" office:value="3248" calcext:value-type="float">
            <text:p>3248</text:p>
          </table:table-cell>
          <table:table-cell table:style-name="ce33" table:formula="of:=SUM([.E8:.G8])" office:value-type="float" office:value="95348" calcext:value-type="float">
            <text:p>95348</text:p>
          </table:table-cell>
          <table:table-cell table:style-name="ce33" office:value-type="float" office:value="70390" calcext:value-type="float">
            <text:p>70390</text:p>
          </table:table-cell>
          <table:table-cell table:style-name="ce33" office:value-type="float" office:value="33786" calcext:value-type="float">
            <text:p>33786</text:p>
          </table:table-cell>
          <table:table-cell table:style-name="ce33" office:value-type="float" office:value="11825" calcext:value-type="float">
            <text:p>11825</text:p>
          </table:table-cell>
          <table:table-cell table:style-name="ce33" table:formula="of:=SUM([.I8:.K8])" office:value-type="float" office:value="116001" calcext:value-type="float">
            <text:p>116001</text:p>
          </table:table-cell>
          <table:table-cell table:style-name="ce40" table:formula="of:=SUM([.L8];[.H8])" office:value-type="float" office:value="211349" calcext:value-type="float">
            <text:p>211349</text:p>
          </table:table-cell>
          <table:table-cell table:style-name="ce45" office:value-type="float" office:value="143123" calcext:value-type="float">
            <text:p>143123</text:p>
          </table:table-cell>
          <table:table-cell table:style-name="ce45" office:value-type="float" office:value="44858" calcext:value-type="float">
            <text:p>44858</text:p>
          </table:table-cell>
          <table:table-cell table:style-name="ce45" office:value-type="float" office:value="23132" calcext:value-type="float">
            <text:p>23132</text:p>
          </table:table-cell>
          <table:table-cell table:style-name="ce45" office:value-type="float" office:value="236" calcext:value-type="float">
            <text:p>236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string" calcext:value-type="string">
            <text:p>NH</text:p>
          </table:table-cell>
          <table:table-cell table:style-name="ce70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aarlem *</text:p>
          </table:table-cell>
          <table:table-cell table:style-name="Default"/>
          <table:table-cell table:style-name="ce24" office:value-type="float" office:value="4508" calcext:value-type="float">
            <text:p>4508</text:p>
          </table:table-cell>
          <table:table-cell table:style-name="ce34" office:value-type="float" office:value="5080" calcext:value-type="float">
            <text:p>5080</text:p>
          </table:table-cell>
          <table:table-cell table:style-name="ce34" office:value-type="float" office:value="6880" calcext:value-type="float">
            <text:p>6880</text:p>
          </table:table-cell>
          <table:table-cell table:style-name="ce34" office:value-type="float" office:value="3890" calcext:value-type="float">
            <text:p>3890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table:formula="of:=SUM([.E9:.G9])" office:value-type="float" office:value="11172" calcext:value-type="float">
            <text:p>11172</text:p>
          </table:table-cell>
          <table:table-cell table:style-name="ce34" office:value-type="float" office:value="7669" calcext:value-type="float">
            <text:p>7669</text:p>
          </table:table-cell>
          <table:table-cell table:style-name="ce34" office:value-type="float" office:value="3870" calcext:value-type="float">
            <text:p>3870</text:p>
          </table:table-cell>
          <table:table-cell table:style-name="ce34" office:value-type="float" office:value="1301" calcext:value-type="float">
            <text:p>1301</text:p>
          </table:table-cell>
          <table:table-cell table:style-name="ce34" table:formula="of:=SUM([.I9:.K9])" office:value-type="float" office:value="12840" calcext:value-type="float">
            <text:p>12840</text:p>
          </table:table-cell>
          <table:table-cell table:style-name="ce41" table:formula="of:=SUM([.L9];[.H9])" office:value-type="float" office:value="24012" calcext:value-type="float">
            <text:p>24012</text:p>
          </table:table-cell>
          <table:table-cell table:style-name="ce46" office:value-type="float" office:value="14632" calcext:value-type="float">
            <text:p>14632</text:p>
          </table:table-cell>
          <table:table-cell table:style-name="ce46" office:value-type="float" office:value="8908" calcext:value-type="float">
            <text:p>8908</text:p>
          </table:table-cell>
          <table:table-cell table:style-name="ce46" office:value-type="float" office:value="412" calcext:value-type="float">
            <text:p>412</text:p>
          </table:table-cell>
          <table:table-cell table:style-name="ce46" office:value-type="float" office:value="60" calcext:value-type="float">
            <text:p>6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Alkmaar *</text:p>
          </table:table-cell>
          <table:table-cell table:style-name="Default"/>
          <table:table-cell table:style-name="ce24" office:value-type="float" office:value="2079" calcext:value-type="float">
            <text:p>2079</text:p>
          </table:table-cell>
          <table:table-cell table:style-name="ce34" office:value-type="float" office:value="2076" calcext:value-type="float">
            <text:p>2076</text:p>
          </table:table-cell>
          <table:table-cell table:style-name="ce34" office:value-type="float" office:value="2945" calcext:value-type="float">
            <text:p>2945</text:p>
          </table:table-cell>
          <table:table-cell table:style-name="ce34" office:value-type="float" office:value="1551" calcext:value-type="float">
            <text:p>1551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table:formula="of:=SUM([.E10:.G10])" office:value-type="float" office:value="4666" calcext:value-type="float">
            <text:p>4666</text:p>
          </table:table-cell>
          <table:table-cell table:style-name="ce34" office:value-type="float" office:value="3096" calcext:value-type="float">
            <text:p>3096</text:p>
          </table:table-cell>
          <table:table-cell table:style-name="ce34" office:value-type="float" office:value="1540" calcext:value-type="float">
            <text:p>1540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table:formula="of:=SUM([.I10:.K10])" office:value-type="float" office:value="5169" calcext:value-type="float">
            <text:p>5169</text:p>
          </table:table-cell>
          <table:table-cell table:style-name="ce42" table:formula="of:=SUM([.L10];[.H10])" office:value-type="float" office:value="9835" calcext:value-type="float">
            <text:p>9835</text:p>
          </table:table-cell>
          <table:table-cell table:style-name="ce46" office:value-type="float" office:value="5457" calcext:value-type="float">
            <text:p>5457</text:p>
          </table:table-cell>
          <table:table-cell table:style-name="ce46" office:value-type="float" office:value="4170" calcext:value-type="float">
            <text:p>4170</text:p>
          </table:table-cell>
          <table:table-cell table:style-name="ce46" office:value-type="float" office:value="187" calcext:value-type="float">
            <text:p>187</text:p>
          </table:table-cell>
          <table:table-cell table:style-name="ce46" office:value-type="float" office:value="21" calcext:value-type="float">
            <text:p>2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oorn *</text:p>
          </table:table-cell>
          <table:table-cell table:style-name="Default"/>
          <table:table-cell table:style-name="ce24" office:value-type="float" office:value="1653" calcext:value-type="float">
            <text:p>1653</text:p>
          </table:table-cell>
          <table:table-cell table:style-name="ce34" office:value-type="float" office:value="1675" calcext:value-type="float">
            <text:p>1675</text:p>
          </table:table-cell>
          <table:table-cell table:style-name="ce34" office:value-type="float" office:value="2784" calcext:value-type="float">
            <text:p>2784</text:p>
          </table:table-cell>
          <table:table-cell table:style-name="ce34" office:value-type="float" office:value="1443" calcext:value-type="float">
            <text:p>1443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table:formula="of:=SUM([.E11:.G11])" office:value-type="float" office:value="4396" calcext:value-type="float">
            <text:p>4396</text:p>
          </table:table-cell>
          <table:table-cell table:style-name="ce34" office:value-type="float" office:value="2529" calcext:value-type="float">
            <text:p>2529</text:p>
          </table:table-cell>
          <table:table-cell table:style-name="ce34" office:value-type="float" office:value="1342" calcext:value-type="float">
            <text:p>1342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table:formula="of:=SUM([.I11:.K11])" office:value-type="float" office:value="4272" calcext:value-type="float">
            <text:p>4272</text:p>
          </table:table-cell>
          <table:table-cell table:style-name="ce43" table:formula="of:=SUM([.L11];[.H11])" office:value-type="float" office:value="8668" calcext:value-type="float">
            <text:p>8668</text:p>
          </table:table-cell>
          <table:table-cell table:style-name="ce46" office:value-type="float" office:value="5533" calcext:value-type="float">
            <text:p>5533</text:p>
          </table:table-cell>
          <table:table-cell table:style-name="ce46" office:value-type="float" office:value="2701" calcext:value-type="float">
            <text:p>2701</text:p>
          </table:table-cell>
          <table:table-cell table:style-name="ce46" office:value-type="float" office:value="425" calcext:value-type="float">
            <text:p>425</text:p>
          </table:table-cell>
          <table:table-cell table:style-name="ce46" office:value-type="float" office:value="9" calcext:value-type="float">
            <text:p>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Enkhuizen</text:p>
          </table:table-cell>
          <table:table-cell table:style-name="Default"/>
          <table:table-cell table:style-name="ce24" office:value-type="float" office:value="1026" calcext:value-type="float">
            <text:p>1026</text:p>
          </table:table-cell>
          <table:table-cell table:style-name="ce34" office:value-type="float" office:value="1115" calcext:value-type="float">
            <text:p>1115</text:p>
          </table:table-cell>
          <table:table-cell table:style-name="ce34" office:value-type="float" office:value="1452" calcext:value-type="float">
            <text:p>1452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table:formula="of:=SUM([.E12:.G12])" office:value-type="float" office:value="2364" calcext:value-type="float">
            <text:p>2364</text:p>
          </table:table-cell>
          <table:table-cell table:style-name="ce34" office:value-type="float" office:value="1550" calcext:value-type="float">
            <text:p>1550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table:formula="of:=SUM([.I12:.K12])" office:value-type="float" office:value="2624" calcext:value-type="float">
            <text:p>2624</text:p>
          </table:table-cell>
          <table:table-cell table:style-name="ce34" table:formula="of:=SUM([.L12];[.H12])" office:value-type="float" office:value="4988" calcext:value-type="float">
            <text:p>4988</text:p>
          </table:table-cell>
          <table:table-cell table:style-name="ce46" office:value-type="float" office:value="4200" calcext:value-type="float">
            <text:p>4200</text:p>
          </table:table-cell>
          <table:table-cell table:style-name="ce46" office:value-type="float" office:value="738" calcext:value-type="float">
            <text:p>738</text:p>
          </table:table-cell>
          <table:table-cell table:style-name="ce46" office:value-type="float" office:value="50" calcext:value-type="float">
            <text:p>50</text:p>
          </table:table-cell>
          <table:table-cell table:style-name="ce46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edemblik *</text:p>
          </table:table-cell>
          <table:table-cell table:style-name="Default"/>
          <table:table-cell table:style-name="ce24" office:value-type="float" office:value="471" calcext:value-type="float">
            <text:p>471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formula="of:=SUM([.E13:.G13])" office:value-type="float" office:value="1374" calcext:value-type="float">
            <text:p>1374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SUM([.I13:.K13])" office:value-type="float" office:value="1433" calcext:value-type="float">
            <text:p>1433</text:p>
          </table:table-cell>
          <table:table-cell table:style-name="ce44" table:formula="of:=SUM([.L13];[.H13])" office:value-type="float" office:value="2807" calcext:value-type="float">
            <text:p>2807</text:p>
          </table:table-cell>
          <table:table-cell table:style-name="ce46" office:value-type="float" office:value="1802" calcext:value-type="float">
            <text:p>1802</text:p>
          </table:table-cell>
          <table:table-cell table:style-name="ce46" office:value-type="float" office:value="952" calcext:value-type="float">
            <text:p>952</text:p>
          </table:table-cell>
          <table:table-cell table:style-name="ce46" office:value-type="float" office:value="53" calcext:value-type="float">
            <text:p>53</text:p>
          </table:table-cell>
          <table:table-cell table:style-name="ce46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Edam</text:p>
          </table:table-cell>
          <table:table-cell table:style-name="Default"/>
          <table:table-cell table:style-name="ce24" office:value-type="float" office:value="839" calcext:value-type="float">
            <text:p>839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1203" calcext:value-type="float">
            <text:p>1203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88" calcext:value-type="float">
            <text:p>88</text:p>
          </table:table-cell>
          <table:table-cell table:style-name="ce34" table:formula="of:=SUM([.E14:.G14])" office:value-type="float" office:value="1950" calcext:value-type="float">
            <text:p>1950</text:p>
          </table:table-cell>
          <table:table-cell table:style-name="ce34" office:value-type="float" office:value="1222" calcext:value-type="float">
            <text:p>1222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table:formula="of:=SUM([.I14:.K14])" office:value-type="float" office:value="2074" calcext:value-type="float">
            <text:p>2074</text:p>
          </table:table-cell>
          <table:table-cell table:style-name="ce34" table:formula="of:=SUM([.L14];[.H14])" office:value-type="float" office:value="4024" calcext:value-type="float">
            <text:p>4024</text:p>
          </table:table-cell>
          <table:table-cell table:style-name="ce46" office:value-type="float" office:value="2445" calcext:value-type="float">
            <text:p>2445</text:p>
          </table:table-cell>
          <table:table-cell table:style-name="ce46" office:value-type="float" office:value="1494" calcext:value-type="float">
            <text:p>1494</text:p>
          </table:table-cell>
          <table:table-cell table:style-name="ce46" office:value-type="float" office:value="85" calcext:value-type="float">
            <text:p>85</text:p>
          </table:table-cell>
          <table:table-cell table:style-name="ce46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onnickendam</text:p>
          </table:table-cell>
          <table:table-cell table:style-name="Default"/>
          <table:table-cell table:style-name="ce24" office:value-type="float" office:value="484" calcext:value-type="float">
            <text:p>484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formula="of:=SUM([.E15:.G15])" office:value-type="float" office:value="1182" calcext:value-type="float">
            <text:p>1182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table:formula="of:=SUM([.I15:.K15])" office:value-type="float" office:value="1294" calcext:value-type="float">
            <text:p>1294</text:p>
          </table:table-cell>
          <table:table-cell table:style-name="ce34" table:formula="of:=SUM([.L15];[.H15])" office:value-type="float" office:value="2476" calcext:value-type="float">
            <text:p>2476</text:p>
          </table:table-cell>
          <table:table-cell table:style-name="ce46" office:value-type="float" office:value="1755" calcext:value-type="float">
            <text:p>1755</text:p>
          </table:table-cell>
          <table:table-cell table:style-name="ce46" office:value-type="float" office:value="673" calcext:value-type="float">
            <text:p>673</text:p>
          </table:table-cell>
          <table:table-cell table:style-name="ce46" office:value-type="float" office:value="48" calcext:value-type="float">
            <text:p>48</text:p>
          </table:table-cell>
          <table:table-cell table:style-name="ce46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Purmerend</text:p>
          </table:table-cell>
          <table:table-cell table:style-name="Default"/>
          <table:table-cell table:style-name="ce24" office:value-type="float" office:value="548" calcext:value-type="float">
            <text:p>548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81" calcext:value-type="float">
            <text:p>81</text:p>
          </table:table-cell>
          <table:table-cell table:style-name="ce34" table:formula="of:=SUM([.E16:.G16])" office:value-type="float" office:value="1580" calcext:value-type="float">
            <text:p>1580</text:p>
          </table:table-cell>
          <table:table-cell table:style-name="ce34" office:value-type="float" office:value="1084" calcext:value-type="float">
            <text:p>1084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table:formula="of:=SUM([.I16:.K16])" office:value-type="float" office:value="1792" calcext:value-type="float">
            <text:p>1792</text:p>
          </table:table-cell>
          <table:table-cell table:style-name="ce34" table:formula="of:=SUM([.L16];[.H16])" office:value-type="float" office:value="3372" calcext:value-type="float">
            <text:p>3372</text:p>
          </table:table-cell>
          <table:table-cell table:style-name="ce46" office:value-type="float" office:value="2440" calcext:value-type="float">
            <text:p>2440</text:p>
          </table:table-cell>
          <table:table-cell table:style-name="ce46" office:value-type="float" office:value="875" calcext:value-type="float">
            <text:p>875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eesp</text:p>
          </table:table-cell>
          <table:table-cell table:style-name="Default"/>
          <table:table-cell table:style-name="ce24" office:value-type="float" office:value="647" calcext:value-type="float">
            <text:p>647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formula="of:=SUM([.E17:.G17])" office:value-type="float" office:value="1365" calcext:value-type="float">
            <text:p>1365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table:formula="of:=SUM([.I17:.K17])" office:value-type="float" office:value="1589" calcext:value-type="float">
            <text:p>1589</text:p>
          </table:table-cell>
          <table:table-cell table:style-name="ce34" table:formula="of:=SUM([.L17];[.H17])" office:value-type="float" office:value="2954" calcext:value-type="float">
            <text:p>2954</text:p>
          </table:table-cell>
          <table:table-cell table:style-name="ce46" office:value-type="float" office:value="2016" calcext:value-type="float">
            <text:p>2016</text:p>
          </table:table-cell>
          <table:table-cell table:style-name="ce46" office:value-type="float" office:value="808" calcext:value-type="float">
            <text:p>808</text:p>
          </table:table-cell>
          <table:table-cell table:style-name="ce46" office:value-type="float" office:value="129" calcext:value-type="float">
            <text:p>129</text:p>
          </table:table-cell>
          <table:table-cell table:style-name="ce46" office:value-type="float" office:value="1" calcext:value-type="float">
            <text:p>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Zaandam</text:p>
          </table:table-cell>
          <table:table-cell table:style-name="Default"/>
          <table:table-cell table:style-name="ce24" office:value-type="float" office:value="1562" calcext:value-type="float">
            <text:p>1562</text:p>
          </table:table-cell>
          <table:table-cell table:style-name="ce34" office:value-type="float" office:value="2408" calcext:value-type="float">
            <text:p>2408</text:p>
          </table:table-cell>
          <table:table-cell table:style-name="ce34" office:value-type="float" office:value="3269" calcext:value-type="float">
            <text:p>3269</text:p>
          </table:table-cell>
          <table:table-cell table:style-name="ce34" office:value-type="float" office:value="1794" calcext:value-type="float">
            <text:p>1794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table:formula="of:=SUM([.E18:.G18])" office:value-type="float" office:value="5275" calcext:value-type="float">
            <text:p>5275</text:p>
          </table:table-cell>
          <table:table-cell table:style-name="ce34" office:value-type="float" office:value="3503" calcext:value-type="float">
            <text:p>3503</text:p>
          </table:table-cell>
          <table:table-cell table:style-name="ce34" office:value-type="float" office:value="1798" calcext:value-type="float">
            <text:p>1798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table:formula="of:=SUM([.I18:.K18])" office:value-type="float" office:value="5864" calcext:value-type="float">
            <text:p>5864</text:p>
          </table:table-cell>
          <table:table-cell table:style-name="ce34" table:formula="of:=SUM([.L18];[.H18])" office:value-type="float" office:value="11139" calcext:value-type="float">
            <text:p>11139</text:p>
          </table:table-cell>
          <table:table-cell table:style-name="ce46" office:value-type="float" office:value="9253" calcext:value-type="float">
            <text:p>9253</text:p>
          </table:table-cell>
          <table:table-cell table:style-name="ce46" office:value-type="float" office:value="1714" calcext:value-type="float">
            <text:p>1714</text:p>
          </table:table-cell>
          <table:table-cell table:style-name="ce46" office:value-type="float" office:value="135" calcext:value-type="float">
            <text:p>135</text:p>
          </table:table-cell>
          <table:table-cell table:style-name="ce46" office:value-type="float" office:value="37" calcext:value-type="float">
            <text:p>3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6"/>
          <table:table-cell table:style-name="ce25" table:formula="of:=SUM([.C8:.C18])" office:value-type="float" office:value="38349" calcext:value-type="float">
            <text:p>38349</text:p>
          </table:table-cell>
          <table:table-cell table:style-name="ce35" table:formula="of:=SUM([.D8:.D18])" office:value-type="float" office:value="61801" calcext:value-type="float">
            <text:p>61801</text:p>
          </table:table-cell>
          <table:table-cell table:style-name="ce35" table:formula="of:=SUM([.E8:.E18])" office:value-type="float" office:value="80369" calcext:value-type="float">
            <text:p>80369</text:p>
          </table:table-cell>
          <table:table-cell table:style-name="ce35" table:formula="of:=SUM([.F8:.F18])" office:value-type="float" office:value="45683" calcext:value-type="float">
            <text:p>45683</text:p>
          </table:table-cell>
          <table:table-cell table:style-name="ce35" table:formula="of:=SUM([.G8:.G18])" office:value-type="float" office:value="4620" calcext:value-type="float">
            <text:p>4620</text:p>
          </table:table-cell>
          <table:table-cell table:style-name="ce35" table:formula="of:=SUM([.H8:.H18])" office:value-type="float" office:value="130672" calcext:value-type="float">
            <text:p>130672</text:p>
          </table:table-cell>
          <table:table-cell table:style-name="ce35" table:formula="of:=SUM([.I8:.I18])" office:value-type="float" office:value="93669" calcext:value-type="float">
            <text:p>93669</text:p>
          </table:table-cell>
          <table:table-cell table:style-name="ce35" table:formula="of:=SUM([.J8:.J18])" office:value-type="float" office:value="45596" calcext:value-type="float">
            <text:p>45596</text:p>
          </table:table-cell>
          <table:table-cell table:style-name="ce35" table:formula="of:=SUM([.K8:.K18])" office:value-type="float" office:value="15687" calcext:value-type="float">
            <text:p>15687</text:p>
          </table:table-cell>
          <table:table-cell table:style-name="ce35" table:formula="of:=SUM([.L8:.L18])" office:value-type="float" office:value="154952" calcext:value-type="float">
            <text:p>154952</text:p>
          </table:table-cell>
          <table:table-cell table:style-name="ce35" table:formula="of:=SUM([.M8:.M18])" office:value-type="float" office:value="285624" calcext:value-type="float">
            <text:p>285624</text:p>
          </table:table-cell>
          <table:table-cell table:style-name="ce35" table:formula="of:=SUM([.N8:.N18])" office:value-type="float" office:value="192656" calcext:value-type="float">
            <text:p>192656</text:p>
          </table:table-cell>
          <table:table-cell table:style-name="ce35" table:formula="of:=SUM([.O8:.O18])" office:value-type="float" office:value="67891" calcext:value-type="float">
            <text:p>67891</text:p>
          </table:table-cell>
          <table:table-cell table:style-name="ce35" table:formula="of:=SUM([.P8:.P18])" office:value-type="float" office:value="24711" calcext:value-type="float">
            <text:p>24711</text:p>
          </table:table-cell>
          <table:table-cell table:style-name="ce35" table:formula="of:=SUM([.Q8:.Q18])" office:value-type="float" office:value="366" calcext:value-type="float">
            <text:p>36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string" calcext:value-type="string">
            <text:p>NH</text:p>
          </table:table-cell>
          <table:table-cell table:style-name="ce72" office:value-type="string" calcext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1.Hieronder begrepen het garnizoen, bestaande uit 1272 manschapp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table:style-name="ce11" office:value-type="string" calcext:value-type="string">
            <text:p>2.Hieronder begrepen het garnizoen, bestaande uit 509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1" office:value-type="string" calcext:value-type="string">
            <text:p>3.Hieronder begrepen het garnizoen, bestaande uit 296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2" office:value-type="string" calcext:value-type="string">
            <text:p>4.Hieronder begrepen het garnizoen, bestaande uit 481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 office:value-type="string" calcext:value-type="string">
            <text:p>5.Instructievaartuig Urania, 25 man; detachement Mariniers 33, te zamen 58 manschappen'.</text:p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Holland gemeenten" table:style-name="ta2">
        <table:table-column table:style-name="co8" table:default-cell-style-name="ce9"/>
        <table:table-column table:style-name="co2" table:default-cell-style-name="ce9"/>
        <table:table-column table:style-name="co9" table:number-columns-repeated="10" table:default-cell-style-name="ce87"/>
        <table:table-column table:style-name="co10" table:default-cell-style-name="ce87"/>
        <table:table-column table:style-name="co11" table:default-cell-style-name="ce26"/>
        <table:table-column table:style-name="co12" table:number-columns-repeated="3" table:default-cell-style-name="ce26"/>
        <table:table-column table:style-name="co13" table:number-columns-repeated="5" table:default-cell-style-name="ce9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77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7" office:value-type="string" calcext:value-type="string" table:number-columns-spanned="1" table:number-rows-spanned="4">
            <text:p>Niet genoemde gezindheden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number-columns-repeated="4" table:style-name="ce32"/>
          <table:covered-table-cell table:style-name="ce38"/>
          <table:covered-table-cell table:number-columns-repeated="3" table:style-name="ce32"/>
          <table:covered-table-cell table:number-columns-repeated="2" table:style-name="ce38"/>
          <table:covered-table-cell table:number-columns-repeated="3" table:style-name="ce32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table:style-name="ce80" office:value-type="string" calcext:value-type="string">
            <text:p>Aalsmeer</text:p>
          </table:table-cell>
          <table:table-cell table:style-name="Default"/>
          <table:table-cell table:style-name="ce23" office:value-type="float" office:value="373" calcext:value-type="float">
            <text:p>373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33" table:formula="of:=SUM([.E8:.G8])" office:value-type="float" office:value="1241" calcext:value-type="float">
            <text:p>1241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98" calcext:value-type="float">
            <text:p>98</text:p>
          </table:table-cell>
          <table:table-cell table:style-name="ce33" table:formula="of:=SUM([.I8:.K8])" office:value-type="float" office:value="1233" calcext:value-type="float">
            <text:p>1233</text:p>
          </table:table-cell>
          <table:table-cell table:style-name="ce33" table:formula="of:=SUM([.H8]+[.L8])" office:value-type="float" office:value="2474" calcext:value-type="float">
            <text:p>2474</text:p>
          </table:table-cell>
          <table:table-cell table:style-name="TL_20_Data" office:value-type="float" office:value="1864" calcext:value-type="float">
            <text:p>1864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string" calcext:value-type="string">
            <text:p>NH</text:p>
          </table:table-cell>
          <table:table-cell table:style-name="ce70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bbekerk</text:p>
          </table:table-cell>
          <table:table-cell table:style-name="Default"/>
          <table:table-cell table:style-name="ce24" office:value-type="float" office:value="154" calcext:value-type="float">
            <text:p>154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table:formula="of:=SUM([.E9:.G9])" office:value-type="float" office:value="359" calcext:value-type="float">
            <text:p>359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4" table:formula="of:=SUM([.I9:.K9])" office:value-type="float" office:value="372" calcext:value-type="float">
            <text:p>372</text:p>
          </table:table-cell>
          <table:table-cell table:style-name="ce34" table:formula="of:=SUM([.H9]+[.L9])" office:value-type="float" office:value="731" calcext:value-type="float">
            <text:p>731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kersloot</text:p>
          </table:table-cell>
          <table:table-cell table:style-name="Default"/>
          <table:table-cell table:style-name="ce24" office:value-type="float" office:value="169" calcext:value-type="float">
            <text:p>169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4" table:formula="of:=SUM([.E10:.G10])" office:value-type="float" office:value="522" calcext:value-type="float">
            <text:p>522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4" table:formula="of:=SUM([.I10:.K10])" office:value-type="float" office:value="442" calcext:value-type="float">
            <text:p>442</text:p>
          </table:table-cell>
          <table:table-cell table:style-name="ce34" table:formula="of:=SUM([.H10]+[.L10])" office:value-type="float" office:value="964" calcext:value-type="float">
            <text:p>964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ndijk</text:p>
          </table:table-cell>
          <table:table-cell table:style-name="Default"/>
          <table:table-cell table:style-name="ce24" office:value-type="float" office:value="249" calcext:value-type="float">
            <text:p>249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table:formula="of:=SUM([.E11:.G11])" office:value-type="float" office:value="741" calcext:value-type="float">
            <text:p>741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4" table:formula="of:=SUM([.I11:.K11])" office:value-type="float" office:value="715" calcext:value-type="float">
            <text:p>715</text:p>
          </table:table-cell>
          <table:table-cell table:style-name="ce34" table:formula="of:=SUM([.H11]+[.L11])" office:value-type="float" office:value="1456" calcext:value-type="float">
            <text:p>1456</text:p>
          </table:table-cell>
          <table:table-cell table:style-name="TL_20_Data" office:value-type="float" office:value="1084" calcext:value-type="float">
            <text:p>1084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nkeveen</text:p>
          </table:table-cell>
          <table:table-cell table:style-name="Default"/>
          <table:table-cell table:style-name="ce24" office:value-type="float" office:value="62" calcext:value-type="float">
            <text:p>62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table:formula="of:=SUM([.E12:.G12])" office:value-type="float" office:value="228" calcext:value-type="float">
            <text:p>22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4" table:formula="of:=SUM([.I12:.K12])" office:value-type="float" office:value="270" calcext:value-type="float">
            <text:p>270</text:p>
          </table:table-cell>
          <table:table-cell table:style-name="ce34" table:formula="of:=SUM([.H12]+[.L12])" office:value-type="float" office:value="498" calcext:value-type="float">
            <text:p>498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ssendelft</text:p>
          </table:table-cell>
          <table:table-cell table:style-name="Default"/>
          <table:table-cell table:style-name="ce24" office:value-type="float" office:value="357" calcext:value-type="float">
            <text:p>357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34" table:formula="of:=SUM([.E13:.G13])" office:value-type="float" office:value="1359" calcext:value-type="float">
            <text:p>1359</text:p>
          </table:table-cell>
          <table:table-cell table:style-name="TL_20_Data" office:value-type="float" office:value="842" calcext:value-type="float">
            <text:p>842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97" calcext:value-type="float">
            <text:p>97</text:p>
          </table:table-cell>
          <table:table-cell table:style-name="ce34" table:formula="of:=SUM([.I13:.K13])" office:value-type="float" office:value="1352" calcext:value-type="float">
            <text:p>1352</text:p>
          </table:table-cell>
          <table:table-cell table:style-name="ce34" table:formula="of:=SUM([.H13]+[.L13])" office:value-type="float" office:value="2711" calcext:value-type="float">
            <text:p>2711</text:p>
          </table:table-cell>
          <table:table-cell table:style-name="TL_20_Data" office:value-type="float" office:value="1259" calcext:value-type="float">
            <text:p>1259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Avenhorn</text:p>
          </table:table-cell>
          <table:table-cell table:style-name="Default"/>
          <table:table-cell table:style-name="ce24" office:value-type="float" office:value="73" calcext:value-type="float">
            <text:p>73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4" table:formula="of:=SUM([.E14:.G14])" office:value-type="float" office:value="199" calcext:value-type="float">
            <text:p>19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table:formula="of:=SUM([.I14:.K14])" office:value-type="float" office:value="195" calcext:value-type="float">
            <text:p>195</text:p>
          </table:table-cell>
          <table:table-cell table:style-name="ce34" table:formula="of:=SUM([.H14]+[.L14])" office:value-type="float" office:value="394" calcext:value-type="float">
            <text:p>394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arsingerhorn</text:p>
          </table:table-cell>
          <table:table-cell table:style-name="Default"/>
          <table:table-cell table:style-name="ce24" office:value-type="float" office:value="337" calcext:value-type="float">
            <text:p>337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E15:.G15])" office:value-type="float" office:value="773" calcext:value-type="float">
            <text:p>773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74" calcext:value-type="float">
            <text:p>74</text:p>
          </table:table-cell>
          <table:table-cell table:style-name="ce34" table:formula="of:=SUM([.I15:.K15])" office:value-type="float" office:value="790" calcext:value-type="float">
            <text:p>790</text:p>
          </table:table-cell>
          <table:table-cell table:style-name="ce34" table:formula="of:=SUM([.H15]+[.L15])" office:value-type="float" office:value="1563" calcext:value-type="float">
            <text:p>1563</text:p>
          </table:table-cell>
          <table:table-cell table:style-name="TL_20_Data" office:value-type="float" office:value="1528" calcext:value-type="float">
            <text:p>152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emster</text:p>
          </table:table-cell>
          <table:table-cell table:style-name="Default"/>
          <table:table-cell table:style-name="ce24" office:value-type="float" office:value="451" calcext:value-type="float">
            <text:p>451</text:p>
          </table:table-cell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34" table:formula="of:=SUM([.E16:.G16])" office:value-type="float" office:value="1456" calcext:value-type="float">
            <text:p>1456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75" calcext:value-type="float">
            <text:p>75</text:p>
          </table:table-cell>
          <table:table-cell table:style-name="ce34" table:formula="of:=SUM([.I16:.K16])" office:value-type="float" office:value="1515" calcext:value-type="float">
            <text:p>1515</text:p>
          </table:table-cell>
          <table:table-cell table:style-name="ce34" table:formula="of:=SUM([.H16]+[.L16])" office:value-type="float" office:value="2971" calcext:value-type="float">
            <text:p>2971</text:p>
          </table:table-cell>
          <table:table-cell table:style-name="TL_20_Data" office:value-type="float" office:value="2300" calcext:value-type="float">
            <text:p>2300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ets</text:p>
          </table:table-cell>
          <table:table-cell table:style-name="Default"/>
          <table:table-cell table:style-name="ce24" office:value-type="float" office:value="75" calcext:value-type="float">
            <text:p>75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4" table:formula="of:=SUM([.E17:.G17])" office:value-type="float" office:value="219" calcext:value-type="float">
            <text:p>219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I17:.K17])" office:value-type="float" office:value="198" calcext:value-type="float">
            <text:p>198</text:p>
          </table:table-cell>
          <table:table-cell table:style-name="ce34" table:formula="of:=SUM([.H17]+[.L17])" office:value-type="float" office:value="417" calcext:value-type="float">
            <text:p>417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nnebroek</text:p>
          </table:table-cell>
          <table:table-cell table:style-name="Default"/>
          <table:table-cell table:style-name="ce24" office:value-type="float" office:value="94" calcext:value-type="float">
            <text:p>94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table:formula="of:=SUM([.E18:.G18])" office:value-type="float" office:value="205" calcext:value-type="float">
            <text:p>20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I18:.K18])" office:value-type="float" office:value="223" calcext:value-type="float">
            <text:p>223</text:p>
          </table:table-cell>
          <table:table-cell table:style-name="ce34" table:formula="of:=SUM([.H18]+[.L18])" office:value-type="float" office:value="428" calcext:value-type="float">
            <text:p>428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rgen</text:p>
          </table:table-cell>
          <table:table-cell table:style-name="Default"/>
          <table:table-cell table:style-name="ce24" office:value-type="float" office:value="168" calcext:value-type="float">
            <text:p>168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4" table:formula="of:=SUM([.E19:.G19])" office:value-type="float" office:value="461" calcext:value-type="float">
            <text:p>461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4" table:formula="of:=SUM([.I19:.K19])" office:value-type="float" office:value="473" calcext:value-type="float">
            <text:p>473</text:p>
          </table:table-cell>
          <table:table-cell table:style-name="ce34" table:formula="of:=SUM([.H19]+[.L19])" office:value-type="float" office:value="934" calcext:value-type="float">
            <text:p>934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rkenrode</text:p>
          </table:table-cell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0" calcext:value-type="float">
            <text:p>0</text:p>
          </table:table-cell>
          <table:table-cell table:style-name="ce34" table:formula="of:=SUM([.E20:.G20])" office:value-type="float" office:value="33" calcext:value-type="float">
            <text:p>3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table:formula="of:=SUM([.I20:.K20])" office:value-type="float" office:value="39" calcext:value-type="float">
            <text:p>39</text:p>
          </table:table-cell>
          <table:table-cell table:style-name="ce34" table:formula="of:=SUM([.H20]+[.L20])" office:value-type="float" office:value="72" calcext:value-type="float">
            <text:p>72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rkhout</text:p>
          </table:table-cell>
          <table:table-cell table:style-name="Default"/>
          <table:table-cell table:style-name="ce24" office:value-type="float" office:value="242" calcext:value-type="float">
            <text:p>242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4" table:formula="of:=SUM([.E21:.G21])" office:value-type="float" office:value="704" calcext:value-type="float">
            <text:p>704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4" table:formula="of:=SUM([.I21:.K21])" office:value-type="float" office:value="734" calcext:value-type="float">
            <text:p>734</text:p>
          </table:table-cell>
          <table:table-cell table:style-name="ce34" table:formula="of:=SUM([.H21]+[.L21])" office:value-type="float" office:value="1438" calcext:value-type="float">
            <text:p>1438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everwijk</text:p>
          </table:table-cell>
          <table:table-cell table:style-name="Default"/>
          <table:table-cell table:style-name="ce24" office:value-type="float" office:value="382" calcext:value-type="float">
            <text:p>382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4" table:formula="of:=SUM([.E22:.G22])" office:value-type="float" office:value="1119" calcext:value-type="float">
            <text:p>1119</text:p>
          </table:table-cell>
          <table:table-cell table:style-name="TL_20_Data" office:value-type="float" office:value="661" calcext:value-type="float">
            <text:p>661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ce34" table:formula="of:=SUM([.I22:.K22])" office:value-type="float" office:value="1133" calcext:value-type="float">
            <text:p>1133</text:p>
          </table:table-cell>
          <table:table-cell table:style-name="ce34" table:formula="of:=SUM([.H22]+[.L22])" office:value-type="float" office:value="2252" calcext:value-type="float">
            <text:p>2252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1254" calcext:value-type="float">
            <text:p>125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laricum</text:p>
          </table:table-cell>
          <table:table-cell table:style-name="Default"/>
          <table:table-cell table:style-name="ce24" office:value-type="float" office:value="113" calcext:value-type="float">
            <text:p>113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4" table:formula="of:=SUM([.E23:.G23])" office:value-type="float" office:value="369" calcext:value-type="float">
            <text:p>369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4" table:formula="of:=SUM([.I23:.K23])" office:value-type="float" office:value="377" calcext:value-type="float">
            <text:p>377</text:p>
          </table:table-cell>
          <table:table-cell table:style-name="ce34" table:formula="of:=SUM([.H23]+[.L23])" office:value-type="float" office:value="746" calcext:value-type="float">
            <text:p>74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loemendaal</text:p>
          </table:table-cell>
          <table:table-cell table:style-name="Default"/>
          <table:table-cell table:style-name="ce24" office:value-type="float" office:value="293" calcext:value-type="float">
            <text:p>293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4" table:formula="of:=SUM([.E24:.G24])" office:value-type="float" office:value="1016" calcext:value-type="float">
            <text:p>1016</text:p>
          </table:table-cell>
          <table:table-cell table:style-name="TL_20_Data" office:value-type="float" office:value="681" calcext:value-type="float">
            <text:p>681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70" calcext:value-type="float">
            <text:p>70</text:p>
          </table:table-cell>
          <table:table-cell table:style-name="ce34" table:formula="of:=SUM([.I24:.K24])" office:value-type="float" office:value="1042" calcext:value-type="float">
            <text:p>1042</text:p>
          </table:table-cell>
          <table:table-cell table:style-name="ce34" table:formula="of:=SUM([.H24]+[.L24])" office:value-type="float" office:value="2058" calcext:value-type="float">
            <text:p>2058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542" calcext:value-type="float">
            <text:p>154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lokker</text:p>
          </table:table-cell>
          <table:table-cell table:style-name="Default"/>
          <table:table-cell table:style-name="ce24" office:value-type="float" office:value="175" calcext:value-type="float">
            <text:p>175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E25:.G25])" office:value-type="float" office:value="543" calcext:value-type="float">
            <text:p>543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4" table:formula="of:=SUM([.I25:.K25])" office:value-type="float" office:value="529" calcext:value-type="float">
            <text:p>529</text:p>
          </table:table-cell>
          <table:table-cell table:style-name="ce34" table:formula="of:=SUM([.H25]+[.L25])" office:value-type="float" office:value="1072" calcext:value-type="float">
            <text:p>1072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ovencarspel</text:p>
          </table:table-cell>
          <table:table-cell table:style-name="Default"/>
          <table:table-cell table:style-name="ce24" office:value-type="float" office:value="173" calcext:value-type="float">
            <text:p>173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4" table:formula="of:=SUM([.E26:.G26])" office:value-type="float" office:value="475" calcext:value-type="float">
            <text:p>475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34" table:formula="of:=SUM([.I26:.K26])" office:value-type="float" office:value="517" calcext:value-type="float">
            <text:p>517</text:p>
          </table:table-cell>
          <table:table-cell table:style-name="ce34" table:formula="of:=SUM([.H26]+[.L26])" office:value-type="float" office:value="992" calcext:value-type="float">
            <text:p>992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roek in Waterland</text:p>
          </table:table-cell>
          <table:table-cell table:style-name="Default"/>
          <table:table-cell table:style-name="ce24" office:value-type="float" office:value="212" calcext:value-type="float">
            <text:p>212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4" table:formula="of:=SUM([.E27:.G27])" office:value-type="float" office:value="677" calcext:value-type="float">
            <text:p>677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34" table:formula="of:=SUM([.I27:.K27])" office:value-type="float" office:value="730" calcext:value-type="float">
            <text:p>730</text:p>
          </table:table-cell>
          <table:table-cell table:style-name="ce34" table:formula="of:=SUM([.H27]+[.L27])" office:value-type="float" office:value="1407" calcext:value-type="float">
            <text:p>1407</text:p>
          </table:table-cell>
          <table:table-cell table:style-name="TL_20_Data" office:value-type="float" office:value="1363" calcext:value-type="float">
            <text:p>136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roek op Langendijk</text:p>
          </table:table-cell>
          <table:table-cell table:style-name="Default"/>
          <table:table-cell table:style-name="ce24" office:value-type="float" office:value="131" calcext:value-type="float">
            <text:p>13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4" table:formula="of:=SUM([.E28:.G28])" office:value-type="float" office:value="346" calcext:value-type="float">
            <text:p>346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I28:.K28])" office:value-type="float" office:value="355" calcext:value-type="float">
            <text:p>355</text:p>
          </table:table-cell>
          <table:table-cell table:style-name="ce34" table:formula="of:=SUM([.H28]+[.L28])" office:value-type="float" office:value="701" calcext:value-type="float">
            <text:p>701</text:p>
          </table:table-cell>
          <table:table-cell table:style-name="TL_20_Data" office:value-type="float" office:value="691" calcext:value-type="float">
            <text:p>69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uiksloot</text:p>
          </table:table-cell>
          <table:table-cell table:style-name="Default"/>
          <table:table-cell table:style-name="ce24" office:value-type="float" office:value="121" calcext:value-type="float">
            <text:p>121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4" table:formula="of:=SUM([.E29:.G29])" office:value-type="float" office:value="383" calcext:value-type="float">
            <text:p>383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4" table:formula="of:=SUM([.I29:.K29])" office:value-type="float" office:value="433" calcext:value-type="float">
            <text:p>433</text:p>
          </table:table-cell>
          <table:table-cell table:style-name="ce34" table:formula="of:=SUM([.H29]+[.L29])" office:value-type="float" office:value="816" calcext:value-type="float">
            <text:p>816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126" calcext:value-type="float">
            <text:p>12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ussem</text:p>
          </table:table-cell>
          <table:table-cell table:style-name="Default"/>
          <table:table-cell table:style-name="ce24" office:value-type="float" office:value="82" calcext:value-type="float">
            <text:p>82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4" table:formula="of:=SUM([.E30:.G30])" office:value-type="float" office:value="364" calcext:value-type="float">
            <text:p>364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4" table:formula="of:=SUM([.I30:.K30])" office:value-type="float" office:value="376" calcext:value-type="float">
            <text:p>376</text:p>
          </table:table-cell>
          <table:table-cell table:style-name="ce34" table:formula="of:=SUM([.H30]+[.L30])" office:value-type="float" office:value="740" calcext:value-type="float">
            <text:p>74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79" calcext:value-type="float">
            <text:p>679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Bijlmermeer</text:p>
          </table:table-cell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table:formula="of:=SUM([.E31:.G31])" office:value-type="float" office:value="88" calcext:value-type="float">
            <text:p>8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table:formula="of:=SUM([.I31:.K31])" office:value-type="float" office:value="76" calcext:value-type="float">
            <text:p>76</text:p>
          </table:table-cell>
          <table:table-cell table:style-name="ce34" table:formula="of:=SUM([.H31]+[.L31])" office:value-type="float" office:value="164" calcext:value-type="float">
            <text:p>164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Calantsoog</text:p>
          </table:table-cell>
          <table:table-cell table:style-name="Default"/>
          <table:table-cell table:style-name="ce24" office:value-type="float" office:value="55" calcext:value-type="float">
            <text:p>5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E32:.G32])" office:value-type="float" office:value="180" calcext:value-type="float">
            <text:p>180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I32:.K32])" office:value-type="float" office:value="147" calcext:value-type="float">
            <text:p>147</text:p>
          </table:table-cell>
          <table:table-cell table:style-name="ce34" table:formula="of:=SUM([.H32]+[.L32])" office:value-type="float" office:value="327" calcext:value-type="float">
            <text:p>327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Castricum</text:p>
          </table:table-cell>
          <table:table-cell table:style-name="Default"/>
          <table:table-cell table:style-name="ce24" office:value-type="float" office:value="151" calcext:value-type="float">
            <text:p>151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4" table:formula="of:=SUM([.E33:.G33])" office:value-type="float" office:value="490" calcext:value-type="float">
            <text:p>490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4" table:formula="of:=SUM([.I33:.K33])" office:value-type="float" office:value="482" calcext:value-type="float">
            <text:p>482</text:p>
          </table:table-cell>
          <table:table-cell table:style-name="ce34" table:formula="of:=SUM([.H33]+[.L33])" office:value-type="float" office:value="972" calcext:value-type="float">
            <text:p>97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839" calcext:value-type="float">
            <text:p>83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Crommenie</text:p>
          </table:table-cell>
          <table:table-cell table:style-name="Default"/>
          <table:table-cell table:style-name="ce24" office:value-type="float" office:value="376" calcext:value-type="float">
            <text:p>376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34" table:formula="of:=SUM([.E34:.G34])" office:value-type="float" office:value="1247" calcext:value-type="float">
            <text:p>1247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ce34" table:formula="of:=SUM([.I34:.K34])" office:value-type="float" office:value="1334" calcext:value-type="float">
            <text:p>1334</text:p>
          </table:table-cell>
          <table:table-cell table:style-name="ce34" table:formula="of:=SUM([.H34]+[.L34])" office:value-type="float" office:value="2581" calcext:value-type="float">
            <text:p>2581</text:p>
          </table:table-cell>
          <table:table-cell table:style-name="TL_20_Data" office:value-type="float" office:value="1995" calcext:value-type="float">
            <text:p>1995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Diemen</text:p>
          </table:table-cell>
          <table:table-cell table:style-name="Default"/>
          <table:table-cell table:style-name="ce24" office:value-type="float" office:value="114" calcext:value-type="float">
            <text:p>114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4" table:formula="of:=SUM([.E35:.G35])" office:value-type="float" office:value="451" calcext:value-type="float">
            <text:p>451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4" table:formula="of:=SUM([.I35:.K35])" office:value-type="float" office:value="372" calcext:value-type="float">
            <text:p>372</text:p>
          </table:table-cell>
          <table:table-cell table:style-name="ce34" table:formula="of:=SUM([.H35]+[.L35])" office:value-type="float" office:value="823" calcext:value-type="float">
            <text:p>823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Egmond aan Zee</text:p>
          </table:table-cell>
          <table:table-cell table:style-name="Default"/>
          <table:table-cell table:style-name="ce24" office:value-type="float" office:value="200" calcext:value-type="float">
            <text:p>200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4" table:formula="of:=SUM([.E36:.G36])" office:value-type="float" office:value="667" calcext:value-type="float">
            <text:p>667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34" table:formula="of:=SUM([.I36:.K36])" office:value-type="float" office:value="671" calcext:value-type="float">
            <text:p>671</text:p>
          </table:table-cell>
          <table:table-cell table:style-name="ce34" table:formula="of:=SUM([.H36]+[.L36])" office:value-type="float" office:value="1338" calcext:value-type="float">
            <text:p>1338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1015" calcext:value-type="float">
            <text:p>101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Egmond binnen</text:p>
          </table:table-cell>
          <table:table-cell table:style-name="Default"/>
          <table:table-cell table:style-name="ce24" office:value-type="float" office:value="157" calcext:value-type="float">
            <text:p>157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4" table:formula="of:=SUM([.E37:.G37])" office:value-type="float" office:value="457" calcext:value-type="float">
            <text:p>457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table:formula="of:=SUM([.I37:.K37])" office:value-type="float" office:value="463" calcext:value-type="float">
            <text:p>463</text:p>
          </table:table-cell>
          <table:table-cell table:style-name="ce34" table:formula="of:=SUM([.H37]+[.L37])" office:value-type="float" office:value="920" calcext:value-type="float">
            <text:p>920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Etersheim</text:p>
          </table:table-cell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table:formula="of:=SUM([.E38:.G38])" office:value-type="float" office:value="67" calcext:value-type="float">
            <text:p>6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4" table:formula="of:=SUM([.I38:.K38])" office:value-type="float" office:value="58" calcext:value-type="float">
            <text:p>58</text:p>
          </table:table-cell>
          <table:table-cell table:style-name="ce34" table:formula="of:=SUM([.H38]+[.L38])" office:value-type="float" office:value="125" calcext:value-type="float">
            <text:p>125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raft</text:p>
          </table:table-cell>
          <table:table-cell table:style-name="Default"/>
          <table:table-cell table:style-name="ce24" office:value-type="float" office:value="252" calcext:value-type="float">
            <text:p>252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E39:.G39])" office:value-type="float" office:value="696" calcext:value-type="float">
            <text:p>696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75" calcext:value-type="float">
            <text:p>75</text:p>
          </table:table-cell>
          <table:table-cell table:style-name="ce34" table:formula="of:=SUM([.I39:.K39])" office:value-type="float" office:value="767" calcext:value-type="float">
            <text:p>767</text:p>
          </table:table-cell>
          <table:table-cell table:style-name="ce34" table:formula="of:=SUM([.H39]+[.L39])" office:value-type="float" office:value="1463" calcext:value-type="float">
            <text:p>1463</text:p>
          </table:table-cell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raveland (`s)</text:p>
          </table:table-cell>
          <table:table-cell table:style-name="Default"/>
          <table:table-cell table:style-name="ce24" office:value-type="float" office:value="145" calcext:value-type="float">
            <text:p>145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4" table:formula="of:=SUM([.E40:.G40])" office:value-type="float" office:value="548" calcext:value-type="float">
            <text:p>548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34" table:formula="of:=SUM([.I40:.K40])" office:value-type="float" office:value="667" calcext:value-type="float">
            <text:p>667</text:p>
          </table:table-cell>
          <table:table-cell table:style-name="ce34" table:formula="of:=SUM([.H40]+[.L40])" office:value-type="float" office:value="1215" calcext:value-type="float">
            <text:p>1215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rootebroek</text:p>
          </table:table-cell>
          <table:table-cell table:style-name="Default"/>
          <table:table-cell table:style-name="ce24" office:value-type="float" office:value="283" calcext:value-type="float">
            <text:p>283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34" table:formula="of:=SUM([.E41:.G41])" office:value-type="float" office:value="815" calcext:value-type="float">
            <text:p>815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78" calcext:value-type="float">
            <text:p>78</text:p>
          </table:table-cell>
          <table:table-cell table:style-name="ce34" table:formula="of:=SUM([.I41:.K41])" office:value-type="float" office:value="834" calcext:value-type="float">
            <text:p>834</text:p>
          </table:table-cell>
          <table:table-cell table:style-name="ce34" table:formula="of:=SUM([.H41]+[.L41])" office:value-type="float" office:value="1649" calcext:value-type="float">
            <text:p>1649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Grosthuizen</text:p>
          </table:table-cell>
          <table:table-cell table:style-name="Default"/>
          <table:table-cell table:style-name="ce24" office:value-type="float" office:value="49" calcext:value-type="float">
            <text:p>4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4" table:formula="of:=SUM([.E42:.G42])" office:value-type="float" office:value="150" calcext:value-type="float">
            <text:p>150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4" table:formula="of:=SUM([.I42:.K42])" office:value-type="float" office:value="157" calcext:value-type="float">
            <text:p>157</text:p>
          </table:table-cell>
          <table:table-cell table:style-name="ce34" table:formula="of:=SUM([.H42]+[.L42])" office:value-type="float" office:value="307" calcext:value-type="float">
            <text:p>307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aarlemmerliede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4" table:formula="of:=SUM([.E43:.G43])" office:value-type="float" office:value="118" calcext:value-type="float">
            <text:p>11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table:formula="of:=SUM([.I43:.K43])" office:value-type="float" office:value="121" calcext:value-type="float">
            <text:p>121</text:p>
          </table:table-cell>
          <table:table-cell table:style-name="ce34" table:formula="of:=SUM([.H43]+[.L43])" office:value-type="float" office:value="239" calcext:value-type="float">
            <text:p>23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aringcarspel</text:p>
          </table:table-cell>
          <table:table-cell table:style-name="Default"/>
          <table:table-cell table:style-name="ce24" office:value-type="float" office:value="183" calcext:value-type="float">
            <text:p>183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table:formula="of:=SUM([.E44:.G44])" office:value-type="float" office:value="558" calcext:value-type="float">
            <text:p>558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4" table:formula="of:=SUM([.I44:.K44])" office:value-type="float" office:value="539" calcext:value-type="float">
            <text:p>539</text:p>
          </table:table-cell>
          <table:table-cell table:style-name="ce34" table:formula="of:=SUM([.H44]+[.L44])" office:value-type="float" office:value="1097" calcext:value-type="float">
            <text:p>1097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emskerk</text:p>
          </table:table-cell>
          <table:table-cell table:style-name="Default"/>
          <table:table-cell table:style-name="ce24" office:value-type="float" office:value="114" calcext:value-type="float">
            <text:p>11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E45:.G45])" office:value-type="float" office:value="424" calcext:value-type="float">
            <text:p>424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I45:.K45])" office:value-type="float" office:value="385" calcext:value-type="float">
            <text:p>385</text:p>
          </table:table-cell>
          <table:table-cell table:style-name="ce34" table:formula="of:=SUM([.H45]+[.L45])" office:value-type="float" office:value="809" calcext:value-type="float">
            <text:p>809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emstede</text:p>
          </table:table-cell>
          <table:table-cell table:style-name="Default"/>
          <table:table-cell table:style-name="ce24" office:value-type="float" office:value="262" calcext:value-type="float">
            <text:p>262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4" table:formula="of:=SUM([.E46:.G46])" office:value-type="float" office:value="1102" calcext:value-type="float">
            <text:p>1102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88" calcext:value-type="float">
            <text:p>88</text:p>
          </table:table-cell>
          <table:table-cell table:style-name="ce34" table:formula="of:=SUM([.I46:.K46])" office:value-type="float" office:value="1230" calcext:value-type="float">
            <text:p>1230</text:p>
          </table:table-cell>
          <table:table-cell table:style-name="ce34" table:formula="of:=SUM([.H46]+[.L46])" office:value-type="float" office:value="2332" calcext:value-type="float">
            <text:p>2332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878" calcext:value-type="float">
            <text:p>187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er Hugowaard</text:p>
          </table:table-cell>
          <table:table-cell table:style-name="Default"/>
          <table:table-cell table:style-name="ce24" office:value-type="float" office:value="162" calcext:value-type="float">
            <text:p>162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E47:.G47])" office:value-type="float" office:value="485" calcext:value-type="float">
            <text:p>485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table:formula="of:=SUM([.I47:.K47])" office:value-type="float" office:value="448" calcext:value-type="float">
            <text:p>448</text:p>
          </table:table-cell>
          <table:table-cell table:style-name="ce34" table:formula="of:=SUM([.H47]+[.L47])" office:value-type="float" office:value="933" calcext:value-type="float">
            <text:p>933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ilo</text:p>
          </table:table-cell>
          <table:table-cell table:style-name="Default"/>
          <table:table-cell table:style-name="ce24" office:value-type="float" office:value="116" calcext:value-type="float">
            <text:p>116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table:formula="of:=SUM([.E48:.G48])" office:value-type="float" office:value="354" calcext:value-type="float">
            <text:p>354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4" table:formula="of:=SUM([.I48:.K48])" office:value-type="float" office:value="342" calcext:value-type="float">
            <text:p>342</text:p>
          </table:table-cell>
          <table:table-cell table:style-name="ce34" table:formula="of:=SUM([.H48]+[.L48])" office:value-type="float" office:value="696" calcext:value-type="float">
            <text:p>696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lder *</text:p>
          </table:table-cell>
          <table:table-cell table:style-name="Default"/>
          <table:table-cell table:style-name="ce24" office:value-type="float" office:value="1364" calcext:value-type="float">
            <text:p>1364</text:p>
          </table:table-cell>
          <table:table-cell table:style-name="TL_20_Data" office:value-type="float" office:value="1798" calcext:value-type="float">
            <text:p>1798</text:p>
          </table:table-cell>
          <table:table-cell table:style-name="TL_20_Data" office:value-type="float" office:value="3163" calcext:value-type="float">
            <text:p>3163</text:p>
          </table:table-cell>
          <table:table-cell table:style-name="TL_20_Data" office:value-type="float" office:value="1489" calcext:value-type="float">
            <text:p>148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34" table:formula="of:=SUM([.E49:.G49])" office:value-type="float" office:value="4757" calcext:value-type="float">
            <text:p>4757</text:p>
          </table:table-cell>
          <table:table-cell table:style-name="TL_20_Data" office:value-type="float" office:value="2582" calcext:value-type="float">
            <text:p>2582</text:p>
          </table:table-cell>
          <table:table-cell table:style-name="TL_20_Data" office:value-type="float" office:value="1488" calcext:value-type="float">
            <text:p>1488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ce34" table:formula="of:=SUM([.I49:.K49])" office:value-type="float" office:value="4331" calcext:value-type="float">
            <text:p>4331</text:p>
          </table:table-cell>
          <table:table-cell table:style-name="ce90" table:formula="of:=SUM([.H49]+[.L49])" office:value-type="float" office:value="9088" calcext:value-type="float">
            <text:p>9088</text:p>
          </table:table-cell>
          <table:table-cell table:style-name="TL_20_Data" office:value-type="float" office:value="6577" calcext:value-type="float">
            <text:p>6577</text:p>
          </table:table-cell>
          <table:table-cell table:style-name="TL_20_Data" office:value-type="float" office:value="2328" calcext:value-type="float">
            <text:p>2328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7" calcext:value-type="float">
            <text:p>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ensbroek</text:p>
          </table:table-cell>
          <table:table-cell table:style-name="Default"/>
          <table:table-cell table:style-name="ce24" office:value-type="float" office:value="118" calcext:value-type="float">
            <text:p>118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4" table:formula="of:=SUM([.E50:.G50])" office:value-type="float" office:value="294" calcext:value-type="float">
            <text:p>294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table:formula="of:=SUM([.I50:.K50])" office:value-type="float" office:value="284" calcext:value-type="float">
            <text:p>284</text:p>
          </table:table-cell>
          <table:table-cell table:style-name="ce34" table:formula="of:=SUM([.H50]+[.L50])" office:value-type="float" office:value="578" calcext:value-type="float">
            <text:p>578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ilversum</text:p>
          </table:table-cell>
          <table:table-cell table:style-name="Default"/>
          <table:table-cell table:style-name="ce24" office:value-type="float" office:value="552" calcext:value-type="float">
            <text:p>552</text:p>
          </table:table-cell>
          <table:table-cell table:style-name="TL_20_Data" office:value-type="float" office:value="1053" calcext:value-type="float">
            <text:p>1053</text:p>
          </table:table-cell>
          <table:table-cell table:style-name="TL_20_Data" office:value-type="float" office:value="1457" calcext:value-type="float">
            <text:p>1457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34" table:formula="of:=SUM([.E51:.G51])" office:value-type="float" office:value="2407" calcext:value-type="float">
            <text:p>2407</text:p>
          </table:table-cell>
          <table:table-cell table:style-name="TL_20_Data" office:value-type="float" office:value="1565" calcext:value-type="float">
            <text:p>1565</text:p>
          </table:table-cell>
          <table:table-cell table:style-name="TL_20_Data" office:value-type="float" office:value="855" calcext:value-type="float">
            <text:p>855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ce34" table:formula="of:=SUM([.I51:.K51])" office:value-type="float" office:value="2592" calcext:value-type="float">
            <text:p>2592</text:p>
          </table:table-cell>
          <table:table-cell table:style-name="ce34" table:formula="of:=SUM([.H51]+[.L51])" office:value-type="float" office:value="4999" calcext:value-type="float">
            <text:p>4999</text:p>
          </table:table-cell>
          <table:table-cell table:style-name="TL_20_Data" office:value-type="float" office:value="1548" calcext:value-type="float">
            <text:p>1548</text:p>
          </table:table-cell>
          <table:table-cell table:style-name="TL_20_Data" office:value-type="float" office:value="3310" calcext:value-type="float">
            <text:p>331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ogcarspel</text:p>
          </table:table-cell>
          <table:table-cell table:style-name="Default"/>
          <table:table-cell table:style-name="ce24" office:value-type="float" office:value="157" calcext:value-type="float">
            <text:p>157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4" table:formula="of:=SUM([.E52:.G52])" office:value-type="float" office:value="489" calcext:value-type="float">
            <text:p>489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4" table:formula="of:=SUM([.I52:.K52])" office:value-type="float" office:value="485" calcext:value-type="float">
            <text:p>485</text:p>
          </table:table-cell>
          <table:table-cell table:style-name="ce34" table:formula="of:=SUM([.H52]+[.L52])" office:value-type="float" office:value="974" calcext:value-type="float">
            <text:p>974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3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ogwoud</text:p>
          </table:table-cell>
          <table:table-cell table:style-name="Default"/>
          <table:table-cell table:style-name="ce24" office:value-type="float" office:value="231" calcext:value-type="float">
            <text:p>231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4" table:formula="of:=SUM([.E53:.G53])" office:value-type="float" office:value="736" calcext:value-type="float">
            <text:p>736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4" table:formula="of:=SUM([.I53:.K53])" office:value-type="float" office:value="721" calcext:value-type="float">
            <text:p>721</text:p>
          </table:table-cell>
          <table:table-cell table:style-name="ce34" table:formula="of:=SUM([.H53]+[.L53])" office:value-type="float" office:value="1457" calcext:value-type="float">
            <text:p>1457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outrijk en Polanen</text:p>
          </table:table-cell>
          <table:table-cell table:style-name="Default"/>
          <table:table-cell table:style-name="ce24" office:value-type="float" office:value="65" calcext:value-type="float">
            <text:p>6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table:formula="of:=SUM([.E54:.G54])" office:value-type="float" office:value="174" calcext:value-type="float">
            <text:p>174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9" calcext:value-type="float">
            <text:p>9</text:p>
          </table:table-cell>
          <table:table-cell table:style-name="ce34" table:formula="of:=SUM([.I54:.K54])" office:value-type="float" office:value="163" calcext:value-type="float">
            <text:p>163</text:p>
          </table:table-cell>
          <table:table-cell table:style-name="ce34" table:formula="of:=SUM([.H54]+[.L54])" office:value-type="float" office:value="337" calcext:value-type="float">
            <text:p>337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Huizen</text:p>
          </table:table-cell>
          <table:table-cell table:style-name="Default"/>
          <table:table-cell table:style-name="ce24" office:value-type="float" office:value="270" calcext:value-type="float">
            <text:p>270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4" table:formula="of:=SUM([.E55:.G55])" office:value-type="float" office:value="1156" calcext:value-type="float">
            <text:p>1156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68" calcext:value-type="float">
            <text:p>68</text:p>
          </table:table-cell>
          <table:table-cell table:style-name="ce34" table:formula="of:=SUM([.I55:.K55])" office:value-type="float" office:value="1186" calcext:value-type="float">
            <text:p>1186</text:p>
          </table:table-cell>
          <table:table-cell table:style-name="ce34" table:formula="of:=SUM([.H55]+[.L55])" office:value-type="float" office:value="2342" calcext:value-type="float">
            <text:p>2342</text:p>
          </table:table-cell>
          <table:table-cell table:style-name="TL_20_Data" office:value-type="float" office:value="2300" calcext:value-type="float">
            <text:p>230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Ilpendam</text:p>
          </table:table-cell>
          <table:table-cell table:style-name="Default"/>
          <table:table-cell table:style-name="ce24" office:value-type="float" office:value="207" calcext:value-type="float">
            <text:p>207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4" table:formula="of:=SUM([.E56:.G56])" office:value-type="float" office:value="579" calcext:value-type="float">
            <text:p>579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34" table:formula="of:=SUM([.I56:.K56])" office:value-type="float" office:value="612" calcext:value-type="float">
            <text:p>612</text:p>
          </table:table-cell>
          <table:table-cell table:style-name="ce34" table:formula="of:=SUM([.H56]+[.L56])" office:value-type="float" office:value="1191" calcext:value-type="float">
            <text:p>1191</text:p>
          </table:table-cell>
          <table:table-cell table:style-name="TL_20_Data" office:value-type="float" office:value="1024" calcext:value-type="float">
            <text:p>1024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Jisp</text:p>
          </table:table-cell>
          <table:table-cell table:style-name="Default"/>
          <table:table-cell table:style-name="ce24" office:value-type="float" office:value="117" calcext:value-type="float">
            <text:p>11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4" table:formula="of:=SUM([.E57:.G57])" office:value-type="float" office:value="301" calcext:value-type="float">
            <text:p>301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4" table:formula="of:=SUM([.I57:.K57])" office:value-type="float" office:value="309" calcext:value-type="float">
            <text:p>309</text:p>
          </table:table-cell>
          <table:table-cell table:style-name="ce34" table:formula="of:=SUM([.H57]+[.L57])" office:value-type="float" office:value="610" calcext:value-type="float">
            <text:p>610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alslagen</text:p>
          </table:table-cell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4" table:formula="of:=SUM([.E58:.G58])" office:value-type="float" office:value="94" calcext:value-type="float">
            <text:p>9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table:formula="of:=SUM([.I58:.K58])" office:value-type="float" office:value="106" calcext:value-type="float">
            <text:p>106</text:p>
          </table:table-cell>
          <table:table-cell table:style-name="ce34" table:formula="of:=SUM([.H58]+[.L58])" office:value-type="float" office:value="200" calcext:value-type="float">
            <text:p>200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atwoude</text:p>
          </table:table-cell>
          <table:table-cell table:style-name="Default"/>
          <table:table-cell table:style-name="ce24" office:value-type="float" office:value="32" calcext:value-type="float">
            <text:p>3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4" table:formula="of:=SUM([.E59:.G59])" office:value-type="float" office:value="90" calcext:value-type="float">
            <text:p>9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table:formula="of:=SUM([.I59:.K59])" office:value-type="float" office:value="92" calcext:value-type="float">
            <text:p>92</text:p>
          </table:table-cell>
          <table:table-cell table:style-name="ce34" table:formula="of:=SUM([.H59]+[.L59])" office:value-type="float" office:value="182" calcext:value-type="float">
            <text:p>182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oedijk</text:p>
          </table:table-cell>
          <table:table-cell table:style-name="Default"/>
          <table:table-cell table:style-name="ce24" office:value-type="float" office:value="134" calcext:value-type="float">
            <text:p>134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4" table:formula="of:=SUM([.E60:.G60])" office:value-type="float" office:value="341" calcext:value-type="float">
            <text:p>341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4" table:formula="of:=SUM([.I60:.K60])" office:value-type="float" office:value="369" calcext:value-type="float">
            <text:p>369</text:p>
          </table:table-cell>
          <table:table-cell table:style-name="ce34" table:formula="of:=SUM([.H60]+[.L60])" office:value-type="float" office:value="710" calcext:value-type="float">
            <text:p>710</text:p>
          </table:table-cell>
          <table:table-cell table:style-name="TL_20_Data" office:value-type="float" office:value="625" calcext:value-type="float">
            <text:p>625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oog aan de Zaan</text:p>
          </table:table-cell>
          <table:table-cell table:style-name="Default"/>
          <table:table-cell table:style-name="ce24" office:value-type="float" office:value="287" calcext:value-type="float">
            <text:p>28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4" table:formula="of:=SUM([.E61:.G61])" office:value-type="float" office:value="992" calcext:value-type="float">
            <text:p>992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34" table:formula="of:=SUM([.I61:.K61])" office:value-type="float" office:value="1104" calcext:value-type="float">
            <text:p>1104</text:p>
          </table:table-cell>
          <table:table-cell table:style-name="ce34" table:formula="of:=SUM([.H61]+[.L61])" office:value-type="float" office:value="2096" calcext:value-type="float">
            <text:p>2096</text:p>
          </table:table-cell>
          <table:table-cell table:style-name="TL_20_Data" office:value-type="float" office:value="1899" calcext:value-type="float">
            <text:p>1899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ortenhoef</text:p>
          </table:table-cell>
          <table:table-cell table:style-name="Default"/>
          <table:table-cell table:style-name="ce24" office:value-type="float" office:value="86" calcext:value-type="float">
            <text:p>86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4" table:formula="of:=SUM([.E62:.G62])" office:value-type="float" office:value="357" calcext:value-type="float">
            <text:p>357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I62:.K62])" office:value-type="float" office:value="351" calcext:value-type="float">
            <text:p>351</text:p>
          </table:table-cell>
          <table:table-cell table:style-name="ce34" table:formula="of:=SUM([.H62]+[.L62])" office:value-type="float" office:value="708" calcext:value-type="float">
            <text:p>708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Kwadijk</text:p>
          </table:table-cell>
          <table:table-cell table:style-name="Default"/>
          <table:table-cell table:style-name="ce24" office:value-type="float" office:value="57" calcext:value-type="float">
            <text:p>5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E63:.G63])" office:value-type="float" office:value="174" calcext:value-type="float">
            <text:p>17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" calcext:value-type="float">
            <text:p>6</text:p>
          </table:table-cell>
          <table:table-cell table:style-name="ce34" table:formula="of:=SUM([.I63:.K63])" office:value-type="float" office:value="154" calcext:value-type="float">
            <text:p>154</text:p>
          </table:table-cell>
          <table:table-cell table:style-name="ce34" table:formula="of:=SUM([.H63]+[.L63])" office:value-type="float" office:value="328" calcext:value-type="float">
            <text:p>328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andsmeer</text:p>
          </table:table-cell>
          <table:table-cell table:style-name="Default"/>
          <table:table-cell table:style-name="ce24" office:value-type="float" office:value="153" calcext:value-type="float">
            <text:p>153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E64:.G64])" office:value-type="float" office:value="454" calcext:value-type="float">
            <text:p>454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table:formula="of:=SUM([.I64:.K64])" office:value-type="float" office:value="466" calcext:value-type="float">
            <text:p>466</text:p>
          </table:table-cell>
          <table:table-cell table:style-name="ce34" table:formula="of:=SUM([.H64]+[.L64])" office:value-type="float" office:value="920" calcext:value-type="float">
            <text:p>920</text:p>
          </table:table-cell>
          <table:table-cell table:style-name="TL_20_Data" office:value-type="float" office:value="854" calcext:value-type="float">
            <text:p>85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aren</text:p>
          </table:table-cell>
          <table:table-cell table:style-name="Default"/>
          <table:table-cell table:style-name="ce24" office:value-type="float" office:value="228" calcext:value-type="float">
            <text:p>228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4" table:formula="of:=SUM([.E65:.G65])" office:value-type="float" office:value="917" calcext:value-type="float">
            <text:p>917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60" calcext:value-type="float">
            <text:p>60</text:p>
          </table:table-cell>
          <table:table-cell table:style-name="ce34" table:formula="of:=SUM([.I65:.K65])" office:value-type="float" office:value="1012" calcext:value-type="float">
            <text:p>1012</text:p>
          </table:table-cell>
          <table:table-cell table:style-name="ce34" table:formula="of:=SUM([.H65]+[.L65])" office:value-type="float" office:value="1929" calcext:value-type="float">
            <text:p>192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895" calcext:value-type="float">
            <text:p>189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eijmuiden</text:p>
          </table:table-cell>
          <table:table-cell table:style-name="Default"/>
          <table:table-cell table:style-name="ce24" office:value-type="float" office:value="137" calcext:value-type="float">
            <text:p>137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table:formula="of:=SUM([.E66:.G66])" office:value-type="float" office:value="483" calcext:value-type="float">
            <text:p>483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4" table:formula="of:=SUM([.I66:.K66])" office:value-type="float" office:value="522" calcext:value-type="float">
            <text:p>522</text:p>
          </table:table-cell>
          <table:table-cell table:style-name="ce34" table:formula="of:=SUM([.H66]+[.L66])" office:value-type="float" office:value="1005" calcext:value-type="float">
            <text:p>1005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Limmen</text:p>
          </table:table-cell>
          <table:table-cell table:style-name="Default"/>
          <table:table-cell table:style-name="ce24" office:value-type="float" office:value="85" calcext:value-type="float">
            <text:p>8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table:formula="of:=SUM([.E67:.G67])" office:value-type="float" office:value="298" calcext:value-type="float">
            <text:p>298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4" table:formula="of:=SUM([.I67:.K67])" office:value-type="float" office:value="277" calcext:value-type="float">
            <text:p>277</text:p>
          </table:table-cell>
          <table:table-cell table:style-name="ce34" table:formula="of:=SUM([.H67]+[.L67])" office:value-type="float" office:value="575" calcext:value-type="float">
            <text:p>575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. Maarten</text:p>
          </table:table-cell>
          <table:table-cell table:style-name="Default"/>
          <table:table-cell table:style-name="ce24" office:value-type="float" office:value="138" calcext:value-type="float">
            <text:p>138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4" table:formula="of:=SUM([.E68:.G68])" office:value-type="float" office:value="376" calcext:value-type="float">
            <text:p>376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I68:.K68])" office:value-type="float" office:value="405" calcext:value-type="float">
            <text:p>405</text:p>
          </table:table-cell>
          <table:table-cell table:style-name="ce34" table:formula="of:=SUM([.H68]+[.L68])" office:value-type="float" office:value="781" calcext:value-type="float">
            <text:p>781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arken *</text:p>
          </table:table-cell>
          <table:table-cell table:style-name="Default"/>
          <table:table-cell table:style-name="ce24" office:value-type="float" office:value="166" calcext:value-type="float">
            <text:p>16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4" table:formula="of:=SUM([.E69:.G69])" office:value-type="float" office:value="387" calcext:value-type="float">
            <text:p>387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4" table:formula="of:=SUM([.I69:.K69])" office:value-type="float" office:value="346" calcext:value-type="float">
            <text:p>346</text:p>
          </table:table-cell>
          <table:table-cell table:style-name="ce34" table:formula="of:=SUM([.H69]+[.L69])" office:value-type="float" office:value="733" calcext:value-type="float">
            <text:p>733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iddelie</text:p>
          </table:table-cell>
          <table:table-cell table:style-name="Default"/>
          <table:table-cell table:style-name="ce24" office:value-type="float" office:value="81" calcext:value-type="float">
            <text:p>81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table:formula="of:=SUM([.E70:.G70])" office:value-type="float" office:value="218" calcext:value-type="float">
            <text:p>21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4" table:formula="of:=SUM([.I70:.K70])" office:value-type="float" office:value="208" calcext:value-type="float">
            <text:p>208</text:p>
          </table:table-cell>
          <table:table-cell table:style-name="ce34" table:formula="of:=SUM([.H70]+[.L70])" office:value-type="float" office:value="426" calcext:value-type="float">
            <text:p>426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idwoud</text:p>
          </table:table-cell>
          <table:table-cell table:style-name="Default"/>
          <table:table-cell table:style-name="ce24" office:value-type="float" office:value="86" calcext:value-type="float">
            <text:p>8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table:formula="of:=SUM([.E71:.G71])" office:value-type="float" office:value="270" calcext:value-type="float">
            <text:p>27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4" table:formula="of:=SUM([.I71:.K71])" office:value-type="float" office:value="274" calcext:value-type="float">
            <text:p>274</text:p>
          </table:table-cell>
          <table:table-cell table:style-name="ce34" table:formula="of:=SUM([.H71]+[.L71])" office:value-type="float" office:value="544" calcext:value-type="float">
            <text:p>544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Muiden (stad)</text:p>
          </table:table-cell>
          <table:table-cell table:style-name="Default"/>
          <table:table-cell table:style-name="ce24" office:value-type="float" office:value="251" calcext:value-type="float">
            <text:p>251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E72:.G72])" office:value-type="float" office:value="798" calcext:value-type="float">
            <text:p>798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34" table:formula="of:=SUM([.I72:.K72])" office:value-type="float" office:value="852" calcext:value-type="float">
            <text:p>852</text:p>
          </table:table-cell>
          <table:table-cell table:style-name="ce34" table:formula="of:=SUM([.H72]+[.L72])" office:value-type="float" office:value="1650" calcext:value-type="float">
            <text:p>1650</text:p>
          </table:table-cell>
          <table:table-cell table:style-name="TL_20_Data" office:value-type="float" office:value="1039" calcext:value-type="float">
            <text:p>1039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" calcext:value-type="float">
            <text:p>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aarden (stad)*</text:p>
          </table:table-cell>
          <table:table-cell table:style-name="Default"/>
          <table:table-cell table:style-name="ce24" office:value-type="float" office:value="435" calcext:value-type="float">
            <text:p>435</text:p>
          </table:table-cell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4" table:formula="of:=SUM([.E73:.G73])" office:value-type="float" office:value="1361" calcext:value-type="float">
            <text:p>1361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ce34" table:formula="of:=SUM([.I73:.K73])" office:value-type="float" office:value="1229" calcext:value-type="float">
            <text:p>1229</text:p>
          </table:table-cell>
          <table:table-cell table:style-name="ce91" table:formula="of:=SUM([.H73]+[.L73])" office:value-type="float" office:value="2590" calcext:value-type="float">
            <text:p>2590</text:p>
          </table:table-cell>
          <table:table-cell table:style-name="TL_20_Data" office:value-type="float" office:value="1570" calcext:value-type="float">
            <text:p>1570</text:p>
          </table:table-cell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ederhorst den Berg</text:p>
          </table:table-cell>
          <table:table-cell table:style-name="Default"/>
          <table:table-cell table:style-name="ce24" office:value-type="float" office:value="101" calcext:value-type="float">
            <text:p>10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4" table:formula="of:=SUM([.E74:.G74])" office:value-type="float" office:value="442" calcext:value-type="float">
            <text:p>442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4" table:formula="of:=SUM([.I74:.K74])" office:value-type="float" office:value="409" calcext:value-type="float">
            <text:p>409</text:p>
          </table:table-cell>
          <table:table-cell table:style-name="ce34" table:formula="of:=SUM([.H74]+[.L74])" office:value-type="float" office:value="851" calcext:value-type="float">
            <text:p>851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bbixwoud</text:p>
          </table:table-cell>
          <table:table-cell table:style-name="Default"/>
          <table:table-cell table:style-name="ce24" office:value-type="float" office:value="107" calcext:value-type="float">
            <text:p>10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4" table:formula="of:=SUM([.E75:.G75])" office:value-type="float" office:value="322" calcext:value-type="float">
            <text:p>322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I75:.K75])" office:value-type="float" office:value="305" calcext:value-type="float">
            <text:p>305</text:p>
          </table:table-cell>
          <table:table-cell table:style-name="ce34" table:formula="of:=SUM([.H75]+[.L75])" office:value-type="float" office:value="627" calcext:value-type="float">
            <text:p>627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endam</text:p>
          </table:table-cell>
          <table:table-cell table:style-name="Default"/>
          <table:table-cell table:style-name="ce24" office:value-type="float" office:value="166" calcext:value-type="float">
            <text:p>166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4" table:formula="of:=SUM([.E76:.G76])" office:value-type="float" office:value="568" calcext:value-type="float">
            <text:p>568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34" table:formula="of:=SUM([.I76:.K76])" office:value-type="float" office:value="609" calcext:value-type="float">
            <text:p>609</text:p>
          </table:table-cell>
          <table:table-cell table:style-name="ce34" table:formula="of:=SUM([.H76]+[.L76])" office:value-type="float" office:value="1177" calcext:value-type="float">
            <text:p>1177</text:p>
          </table:table-cell>
          <table:table-cell table:style-name="TL_20_Data" office:value-type="float" office:value="990" calcext:value-type="float">
            <text:p>990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e Niedorp</text:p>
          </table:table-cell>
          <table:table-cell table:style-name="Default"/>
          <table:table-cell table:style-name="ce24" office:value-type="float" office:value="149" calcext:value-type="float">
            <text:p>149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4" table:formula="of:=SUM([.E77:.G77])" office:value-type="float" office:value="404" calcext:value-type="float">
            <text:p>404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4" table:formula="of:=SUM([.I77:.K77])" office:value-type="float" office:value="404" calcext:value-type="float">
            <text:p>404</text:p>
          </table:table-cell>
          <table:table-cell table:style-name="ce34" table:formula="of:=SUM([.H77]+[.L77])" office:value-type="float" office:value="808" calcext:value-type="float">
            <text:p>808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ieuweramstel</text:p>
          </table:table-cell>
          <table:table-cell table:style-name="Default"/>
          <table:table-cell table:style-name="ce24" office:value-type="float" office:value="1010" calcext:value-type="float">
            <text:p>1010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TL_20_Data" office:value-type="float" office:value="1476" calcext:value-type="float">
            <text:p>1476</text:p>
          </table:table-cell>
          <table:table-cell table:style-name="TL_20_Data" office:value-type="float" office:value="842" calcext:value-type="float">
            <text:p>842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ce34" table:formula="of:=SUM([.E78:.G78])" office:value-type="float" office:value="2433" calcext:value-type="float">
            <text:p>2433</text:p>
          </table:table-cell>
          <table:table-cell table:style-name="TL_20_Data" office:value-type="float" office:value="1564" calcext:value-type="float">
            <text:p>1564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ce34" table:formula="of:=SUM([.I78:.K78])" office:value-type="float" office:value="2651" calcext:value-type="float">
            <text:p>2651</text:p>
          </table:table-cell>
          <table:table-cell table:style-name="ce34" table:formula="of:=SUM([.H78]+[.L78])" office:value-type="float" office:value="5084" calcext:value-type="float">
            <text:p>5084</text:p>
          </table:table-cell>
          <table:table-cell table:style-name="TL_20_Data" office:value-type="float" office:value="2708" calcext:value-type="float">
            <text:p>2708</text:p>
          </table:table-cell>
          <table:table-cell table:style-name="TL_20_Data" office:value-type="float" office:value="2343" calcext:value-type="float">
            <text:p>234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8" calcext:value-type="float">
            <text:p>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Noord Scharwoude</text:p>
          </table:table-cell>
          <table:table-cell table:style-name="Default"/>
          <table:table-cell table:style-name="ce24" office:value-type="float" office:value="103" calcext:value-type="float">
            <text:p>103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table:formula="of:=SUM([.E79:.G79])" office:value-type="float" office:value="325" calcext:value-type="float">
            <text:p>325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4" table:formula="of:=SUM([.I79:.K79])" office:value-type="float" office:value="308" calcext:value-type="float">
            <text:p>308</text:p>
          </table:table-cell>
          <table:table-cell table:style-name="ce34" table:formula="of:=SUM([.H79]+[.L79])" office:value-type="float" office:value="633" calcext:value-type="float">
            <text:p>633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bdam</text:p>
          </table:table-cell>
          <table:table-cell table:style-name="Default"/>
          <table:table-cell table:style-name="ce24" office:value-type="float" office:value="104" calcext:value-type="float">
            <text:p>104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E80:.G80])" office:value-type="float" office:value="328" calcext:value-type="float">
            <text:p>328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4" table:formula="of:=SUM([.I80:.K80])" office:value-type="float" office:value="325" calcext:value-type="float">
            <text:p>325</text:p>
          </table:table-cell>
          <table:table-cell table:style-name="ce34" table:formula="of:=SUM([.H80]+[.L80])" office:value-type="float" office:value="653" calcext:value-type="float">
            <text:p>653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osthuizen</text:p>
          </table:table-cell>
          <table:table-cell table:style-name="Default"/>
          <table:table-cell table:style-name="ce24" office:value-type="float" office:value="140" calcext:value-type="float">
            <text:p>140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table:formula="of:=SUM([.E81:.G81])" office:value-type="float" office:value="374" calcext:value-type="float">
            <text:p>374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4" table:formula="of:=SUM([.I81:.K81])" office:value-type="float" office:value="396" calcext:value-type="float">
            <text:p>396</text:p>
          </table:table-cell>
          <table:table-cell table:style-name="ce34" table:formula="of:=SUM([.H81]+[.L81])" office:value-type="float" office:value="770" calcext:value-type="float">
            <text:p>770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ostzaan</text:p>
          </table:table-cell>
          <table:table-cell table:style-name="Default"/>
          <table:table-cell table:style-name="ce24" office:value-type="float" office:value="187" calcext:value-type="float">
            <text:p>187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4" table:formula="of:=SUM([.E82:.G82])" office:value-type="float" office:value="603" calcext:value-type="float">
            <text:p>603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4" table:formula="of:=SUM([.I82:.K82])" office:value-type="float" office:value="617" calcext:value-type="float">
            <text:p>617</text:p>
          </table:table-cell>
          <table:table-cell table:style-name="ce34" table:formula="of:=SUM([.H82]+[.L82])" office:value-type="float" office:value="1220" calcext:value-type="float">
            <text:p>1220</text:p>
          </table:table-cell>
          <table:table-cell table:style-name="TL_20_Data" office:value-type="float" office:value="1196" calcext:value-type="float">
            <text:p>119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pmeer</text:p>
          </table:table-cell>
          <table:table-cell table:style-name="Default"/>
          <table:table-cell table:style-name="ce24" office:value-type="float" office:value="62" calcext:value-type="float">
            <text:p>62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table:formula="of:=SUM([.E83:.G83])" office:value-type="float" office:value="187" calcext:value-type="float">
            <text:p>187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4" table:formula="of:=SUM([.I83:.K83])" office:value-type="float" office:value="190" calcext:value-type="float">
            <text:p>190</text:p>
          </table:table-cell>
          <table:table-cell table:style-name="ce34" table:formula="of:=SUM([.H83]+[.L83])" office:value-type="float" office:value="377" calcext:value-type="float">
            <text:p>377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pperdoes</text:p>
          </table:table-cell>
          <table:table-cell table:style-name="Default"/>
          <table:table-cell table:style-name="ce24" office:value-type="float" office:value="93" calcext:value-type="float">
            <text:p>9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4" table:formula="of:=SUM([.E84:.G84])" office:value-type="float" office:value="294" calcext:value-type="float">
            <text:p>294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4" table:formula="of:=SUM([.I84:.K84])" office:value-type="float" office:value="288" calcext:value-type="float">
            <text:p>288</text:p>
          </table:table-cell>
          <table:table-cell table:style-name="ce34" table:formula="of:=SUM([.H84]+[.L84])" office:value-type="float" office:value="582" calcext:value-type="float">
            <text:p>582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terleek</text:p>
          </table:table-cell>
          <table:table-cell table:style-name="Default"/>
          <table:table-cell table:style-name="ce24" office:value-type="float" office:value="96" calcext:value-type="float">
            <text:p>96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4" table:formula="of:=SUM([.E85:.G85])" office:value-type="float" office:value="284" calcext:value-type="float">
            <text:p>284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9" calcext:value-type="float">
            <text:p>9</text:p>
          </table:table-cell>
          <table:table-cell table:style-name="ce34" table:formula="of:=SUM([.I85:.K85])" office:value-type="float" office:value="276" calcext:value-type="float">
            <text:p>276</text:p>
          </table:table-cell>
          <table:table-cell table:style-name="ce34" table:formula="of:=SUM([.H85]+[.L85])" office:value-type="float" office:value="560" calcext:value-type="float">
            <text:p>560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ecarspel</text:p>
          </table:table-cell>
          <table:table-cell table:style-name="Default"/>
          <table:table-cell table:style-name="ce24" office:value-type="float" office:value="120" calcext:value-type="float">
            <text:p>120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E86:.G86])" office:value-type="float" office:value="393" calcext:value-type="float">
            <text:p>393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4" table:formula="of:=SUM([.I86:.K86])" office:value-type="float" office:value="408" calcext:value-type="float">
            <text:p>408</text:p>
          </table:table-cell>
          <table:table-cell table:style-name="ce34" table:formula="of:=SUM([.H86]+[.L86])" office:value-type="float" office:value="801" calcext:value-type="float">
            <text:p>801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endijk</text:p>
          </table:table-cell>
          <table:table-cell table:style-name="Default"/>
          <table:table-cell table:style-name="ce24" office:value-type="float" office:value="84" calcext:value-type="float">
            <text:p>8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4" table:formula="of:=SUM([.E87:.G87])" office:value-type="float" office:value="211" calcext:value-type="float">
            <text:p>211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table:formula="of:=SUM([.I87:.K87])" office:value-type="float" office:value="220" calcext:value-type="float">
            <text:p>220</text:p>
          </table:table-cell>
          <table:table-cell table:style-name="ce34" table:formula="of:=SUM([.H87]+[.L87])" office:value-type="float" office:value="431" calcext:value-type="float">
            <text:p>431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e Niedorp</text:p>
          </table:table-cell>
          <table:table-cell table:style-name="Default"/>
          <table:table-cell table:style-name="ce24" office:value-type="float" office:value="123" calcext:value-type="float">
            <text:p>123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4" table:formula="of:=SUM([.E88:.G88])" office:value-type="float" office:value="374" calcext:value-type="float">
            <text:p>374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table:formula="of:=SUM([.I88:.K88])" office:value-type="float" office:value="377" calcext:value-type="float">
            <text:p>377</text:p>
          </table:table-cell>
          <table:table-cell table:style-name="ce34" table:formula="of:=SUM([.H88]+[.L88])" office:value-type="float" office:value="751" calcext:value-type="float">
            <text:p>751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er Amstel</text:p>
          </table:table-cell>
          <table:table-cell table:style-name="Default"/>
          <table:table-cell table:style-name="ce24" office:value-type="float" office:value="360" calcext:value-type="float">
            <text:p>360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4" table:formula="of:=SUM([.E89:.G89])" office:value-type="float" office:value="1010" calcext:value-type="float">
            <text:p>1010</text:p>
          </table:table-cell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82" calcext:value-type="float">
            <text:p>82</text:p>
          </table:table-cell>
          <table:table-cell table:style-name="ce34" table:formula="of:=SUM([.I89:.K89])" office:value-type="float" office:value="1006" calcext:value-type="float">
            <text:p>1006</text:p>
          </table:table-cell>
          <table:table-cell table:style-name="ce34" table:formula="of:=SUM([.H89]+[.L89])" office:value-type="float" office:value="2016" calcext:value-type="float">
            <text:p>2016</text:p>
          </table:table-cell>
          <table:table-cell table:style-name="TL_20_Data" office:value-type="float" office:value="973" calcext:value-type="float">
            <text:p>973</text:p>
          </table:table-cell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Oudorp</text:p>
          </table:table-cell>
          <table:table-cell table:style-name="Default"/>
          <table:table-cell table:style-name="ce24" office:value-type="float" office:value="78" calcext:value-type="float">
            <text:p>7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table:formula="of:=SUM([.E90:.G90])" office:value-type="float" office:value="216" calcext:value-type="float">
            <text:p>216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4" table:formula="of:=SUM([.I90:.K90])" office:value-type="float" office:value="246" calcext:value-type="float">
            <text:p>246</text:p>
          </table:table-cell>
          <table:table-cell table:style-name="ce34" table:formula="of:=SUM([.H90]+[.L90])" office:value-type="float" office:value="462" calcext:value-type="float">
            <text:p>462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t. Pancras</text:p>
          </table:table-cell>
          <table:table-cell table:style-name="Default"/>
          <table:table-cell table:style-name="ce24" office:value-type="float" office:value="52" calcext:value-type="float">
            <text:p>5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table:formula="of:=SUM([.E91:.G91])" office:value-type="float" office:value="140" calcext:value-type="float">
            <text:p>140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table:formula="of:=SUM([.I91:.K91])" office:value-type="float" office:value="137" calcext:value-type="float">
            <text:p>137</text:p>
          </table:table-cell>
          <table:table-cell table:style-name="ce34" table:formula="of:=SUM([.H91]+[.L91])" office:value-type="float" office:value="277" calcext:value-type="float">
            <text:p>277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Petten</text:p>
          </table:table-cell>
          <table:table-cell table:style-name="Default"/>
          <table:table-cell table:style-name="ce24" office:value-type="float" office:value="86" calcext:value-type="float">
            <text:p>86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4" table:formula="of:=SUM([.E92:.G92])" office:value-type="float" office:value="170" calcext:value-type="float">
            <text:p>17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4" table:formula="of:=SUM([.I92:.K92])" office:value-type="float" office:value="188" calcext:value-type="float">
            <text:p>188</text:p>
          </table:table-cell>
          <table:table-cell table:style-name="ce34" table:formula="of:=SUM([.H92]+[.L92])" office:value-type="float" office:value="358" calcext:value-type="float">
            <text:p>358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ansdorp</text:p>
          </table:table-cell>
          <table:table-cell table:style-name="Default"/>
          <table:table-cell table:style-name="ce24" office:value-type="float" office:value="152" calcext:value-type="float">
            <text:p>152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4" table:formula="of:=SUM([.E93:.G93])" office:value-type="float" office:value="507" calcext:value-type="float">
            <text:p>507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4" table:formula="of:=SUM([.I93:.K93])" office:value-type="float" office:value="434" calcext:value-type="float">
            <text:p>434</text:p>
          </table:table-cell>
          <table:table-cell table:style-name="ce34" table:formula="of:=SUM([.H93]+[.L93])" office:value-type="float" office:value="941" calcext:value-type="float">
            <text:p>941</text:p>
          </table:table-cell>
          <table:table-cell table:style-name="TL_20_Data" office:value-type="float" office:value="891" calcext:value-type="float">
            <text:p>89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ietwijkeroort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4" table:formula="of:=SUM([.E94:.G94])" office:value-type="float" office:value="47" calcext:value-type="float">
            <text:p>4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4" table:formula="of:=SUM([.I94:.K94])" office:value-type="float" office:value="37" calcext:value-type="float">
            <text:p>37</text:p>
          </table:table-cell>
          <table:table-cell table:style-name="ce34" table:formula="of:=SUM([.H94]+[.L94])" office:value-type="float" office:value="84" calcext:value-type="float">
            <text:p>84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Rijp</text:p>
          </table:table-cell>
          <table:table-cell table:style-name="Default"/>
          <table:table-cell table:style-name="ce24" office:value-type="float" office:value="339" calcext:value-type="float">
            <text:p>339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E95:.G95])" office:value-type="float" office:value="910" calcext:value-type="float">
            <text:p>910</text:p>
          </table:table-cell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ce34" table:formula="of:=SUM([.I95:.K95])" office:value-type="float" office:value="1057" calcext:value-type="float">
            <text:p>1057</text:p>
          </table:table-cell>
          <table:table-cell table:style-name="ce34" table:formula="of:=SUM([.H95]+[.L95])" office:value-type="float" office:value="1967" calcext:value-type="float">
            <text:p>1967</text:p>
          </table:table-cell>
          <table:table-cell table:style-name="TL_20_Data" office:value-type="float" office:value="1409" calcext:value-type="float">
            <text:p>1409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agen</text:p>
          </table:table-cell>
          <table:table-cell table:style-name="Default"/>
          <table:table-cell table:style-name="ce24" office:value-type="float" office:value="325" calcext:value-type="float">
            <text:p>325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4" table:formula="of:=SUM([.E96:.G96])" office:value-type="float" office:value="908" calcext:value-type="float">
            <text:p>908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82" calcext:value-type="float">
            <text:p>82</text:p>
          </table:table-cell>
          <table:table-cell table:style-name="ce34" table:formula="of:=SUM([.I96:.K96])" office:value-type="float" office:value="977" calcext:value-type="float">
            <text:p>977</text:p>
          </table:table-cell>
          <table:table-cell table:style-name="ce34" table:formula="of:=SUM([.H96]+[.L96])" office:value-type="float" office:value="1885" calcext:value-type="float">
            <text:p>1885</text:p>
          </table:table-cell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ardam</text:p>
          </table:table-cell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0" calcext:value-type="float">
            <text:p>0</text:p>
          </table:table-cell>
          <table:table-cell table:style-name="ce34" table:formula="of:=SUM([.E97:.G97])" office:value-type="float" office:value="47" calcext:value-type="float">
            <text:p>4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table:formula="of:=SUM([.I97:.K97])" office:value-type="float" office:value="55" calcext:value-type="float">
            <text:p>55</text:p>
          </table:table-cell>
          <table:table-cell table:style-name="ce34" table:formula="of:=SUM([.H97]+[.L97])" office:value-type="float" office:value="102" calcext:value-type="float">
            <text:p>10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arwoude</text:p>
          </table:table-cell>
          <table:table-cell table:style-name="Default"/>
          <table:table-cell table:style-name="ce24" office:value-type="float" office:value="52" calcext:value-type="float">
            <text:p>5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table:formula="of:=SUM([.E98:.G98])" office:value-type="float" office:value="114" calcext:value-type="float">
            <text:p>114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table:formula="of:=SUM([.I98:.K98])" office:value-type="float" office:value="127" calcext:value-type="float">
            <text:p>127</text:p>
          </table:table-cell>
          <table:table-cell table:style-name="ce34" table:formula="of:=SUM([.H98]+[.L98])" office:value-type="float" office:value="241" calcext:value-type="float">
            <text:p>241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ellingwoude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4" table:formula="of:=SUM([.E99:.G99])" office:value-type="float" office:value="75" calcext:value-type="float">
            <text:p>7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table:formula="of:=SUM([.I99:.K99])" office:value-type="float" office:value="72" calcext:value-type="float">
            <text:p>72</text:p>
          </table:table-cell>
          <table:table-cell table:style-name="ce34" table:formula="of:=SUM([.H99]+[.L99])" office:value-type="float" office:value="147" calcext:value-type="float">
            <text:p>14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ellinkhout</text:p>
          </table:table-cell>
          <table:table-cell table:style-name="Default"/>
          <table:table-cell table:style-name="ce24" office:value-type="float" office:value="85" calcext:value-type="float">
            <text:p>85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E100:.G100])" office:value-type="float" office:value="251" calcext:value-type="float">
            <text:p>251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4" table:formula="of:=SUM([.I100:.K100])" office:value-type="float" office:value="251" calcext:value-type="float">
            <text:p>251</text:p>
          </table:table-cell>
          <table:table-cell table:style-name="ce34" table:formula="of:=SUM([.H100]+[.L100])" office:value-type="float" office:value="502" calcext:value-type="float">
            <text:p>502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ermerhorn</text:p>
          </table:table-cell>
          <table:table-cell table:style-name="Default"/>
          <table:table-cell table:style-name="ce24" office:value-type="float" office:value="175" calcext:value-type="float">
            <text:p>175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E101:.G101])" office:value-type="float" office:value="505" calcext:value-type="float">
            <text:p>505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4" table:formula="of:=SUM([.I101:.K101])" office:value-type="float" office:value="522" calcext:value-type="float">
            <text:p>522</text:p>
          </table:table-cell>
          <table:table-cell table:style-name="ce34" table:formula="of:=SUM([.H101]+[.L101])" office:value-type="float" office:value="1027" calcext:value-type="float">
            <text:p>1027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oorl</text:p>
          </table:table-cell>
          <table:table-cell table:style-name="Default"/>
          <table:table-cell table:style-name="ce24" office:value-type="float" office:value="189" calcext:value-type="float">
            <text:p>18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4" table:formula="of:=SUM([.E102:.G102])" office:value-type="float" office:value="469" calcext:value-type="float">
            <text:p>469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4" table:formula="of:=SUM([.I102:.K102])" office:value-type="float" office:value="466" calcext:value-type="float">
            <text:p>466</text:p>
          </table:table-cell>
          <table:table-cell table:style-name="ce34" table:formula="of:=SUM([.H102]+[.L102])" office:value-type="float" office:value="935" calcext:value-type="float">
            <text:p>935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choten</text:p>
          </table:table-cell>
          <table:table-cell table:style-name="Default"/>
          <table:table-cell table:style-name="ce24" office:value-type="float" office:value="58" calcext:value-type="float">
            <text:p>5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table:formula="of:=SUM([.E103:.G103])" office:value-type="float" office:value="208" calcext:value-type="float">
            <text:p>20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4" table:formula="of:=SUM([.I103:.K103])" office:value-type="float" office:value="186" calcext:value-type="float">
            <text:p>186</text:p>
          </table:table-cell>
          <table:table-cell table:style-name="ce34" table:formula="of:=SUM([.H103]+[.L103])" office:value-type="float" office:value="394" calcext:value-type="float">
            <text:p>3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loten</text:p>
          </table:table-cell>
          <table:table-cell table:style-name="Default"/>
          <table:table-cell table:style-name="ce24" office:value-type="float" office:value="358" calcext:value-type="float">
            <text:p>358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E104:.G104])" office:value-type="float" office:value="1184" calcext:value-type="float">
            <text:p>1184</text:p>
          </table:table-cell>
          <table:table-cell table:style-name="TL_20_Data" office:value-type="float" office:value="635" calcext:value-type="float">
            <text:p>635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94" calcext:value-type="float">
            <text:p>94</text:p>
          </table:table-cell>
          <table:table-cell table:style-name="ce34" table:formula="of:=SUM([.I104:.K104])" office:value-type="float" office:value="1091" calcext:value-type="float">
            <text:p>1091</text:p>
          </table:table-cell>
          <table:table-cell table:style-name="ce34" table:formula="of:=SUM([.H104]+[.L104])" office:value-type="float" office:value="2275" calcext:value-type="float">
            <text:p>2275</text:p>
          </table:table-cell>
          <table:table-cell table:style-name="TL_20_Data" office:value-type="float" office:value="1381" calcext:value-type="float">
            <text:p>1381</text:p>
          </table:table-cell>
          <table:table-cell table:style-name="TL_20_Data" office:value-type="float" office:value="891" calcext:value-type="float">
            <text:p>89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paarndam</text:p>
          </table:table-cell>
          <table:table-cell table:style-name="Default"/>
          <table:table-cell table:style-name="ce24" office:value-type="float" office:value="65" calcext:value-type="float">
            <text:p>65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9" calcext:value-type="float">
            <text:p>9</text:p>
          </table:table-cell>
          <table:table-cell table:style-name="ce34" table:formula="of:=SUM([.E105:.G105])" office:value-type="float" office:value="197" calcext:value-type="float">
            <text:p>197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4" table:formula="of:=SUM([.I105:.K105])" office:value-type="float" office:value="202" calcext:value-type="float">
            <text:p>202</text:p>
          </table:table-cell>
          <table:table-cell table:style-name="ce34" table:formula="of:=SUM([.H105]+[.L105])" office:value-type="float" office:value="399" calcext:value-type="float">
            <text:p>399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paarnwoude</text:p>
          </table:table-cell>
          <table:table-cell table:style-name="Default"/>
          <table:table-cell table:style-name="ce24" office:value-type="float" office:value="41" calcext:value-type="float">
            <text:p>4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table:formula="of:=SUM([.E106:.G106])" office:value-type="float" office:value="153" calcext:value-type="float">
            <text:p>153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4" table:formula="of:=SUM([.I106:.K106])" office:value-type="float" office:value="136" calcext:value-type="float">
            <text:p>136</text:p>
          </table:table-cell>
          <table:table-cell table:style-name="ce34" table:formula="of:=SUM([.H106]+[.L106])" office:value-type="float" office:value="289" calcext:value-type="float">
            <text:p>289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Spanbroek *</text:p>
          </table:table-cell>
          <table:table-cell table:style-name="Default"/>
          <table:table-cell table:style-name="ce24" office:value-type="float" office:value="150" calcext:value-type="float">
            <text:p>150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4" table:formula="of:=SUM([.E107:.G107])" office:value-type="float" office:value="447" calcext:value-type="float">
            <text:p>447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4" table:formula="of:=SUM([.I107:.K107])" office:value-type="float" office:value="433" calcext:value-type="float">
            <text:p>433</text:p>
          </table:table-cell>
          <table:table-cell table:style-name="ce34" table:formula="of:=SUM([.H107]+[.L107])" office:value-type="float" office:value="880" calcext:value-type="float">
            <text:p>880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625" calcext:value-type="float">
            <text:p>62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Terschelling *</text:p>
          </table:table-cell>
          <table:table-cell table:style-name="Default"/>
          <table:table-cell table:style-name="ce24" office:value-type="float" office:value="388" calcext:value-type="float">
            <text:p>388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839" calcext:value-type="float">
            <text:p>839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34" table:formula="of:=SUM([.E108:.G108])" office:value-type="float" office:value="1276" calcext:value-type="float">
            <text:p>1276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ce34" table:formula="of:=SUM([.I108:.K108])" office:value-type="float" office:value="1246" calcext:value-type="float">
            <text:p>1246</text:p>
          </table:table-cell>
          <table:table-cell table:style-name="ce92" table:formula="of:=SUM([.H108]+[.L108])" office:value-type="float" office:value="2522" calcext:value-type="float">
            <text:p>2522</text:p>
          </table:table-cell>
          <table:table-cell table:style-name="TL_20_Data" office:value-type="float" office:value="2497" calcext:value-type="float">
            <text:p>249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Texel</text:p>
          </table:table-cell>
          <table:table-cell table:style-name="Default"/>
          <table:table-cell table:style-name="ce24" office:value-type="float" office:value="950" calcext:value-type="float">
            <text:p>950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545" calcext:value-type="float">
            <text:p>1545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ce34" table:formula="of:=SUM([.E109:.G109])" office:value-type="float" office:value="2448" calcext:value-type="float">
            <text:p>2448</text:p>
          </table:table-cell>
          <table:table-cell table:style-name="TL_20_Data" office:value-type="float" office:value="1463" calcext:value-type="float">
            <text:p>1463</text:p>
          </table:table-cell>
          <table:table-cell table:style-name="TL_20_Data" office:value-type="float" office:value="781" calcext:value-type="float">
            <text:p>781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ce34" table:formula="of:=SUM([.I109:.K109])" office:value-type="float" office:value="2476" calcext:value-type="float">
            <text:p>2476</text:p>
          </table:table-cell>
          <table:table-cell table:style-name="ce34" table:formula="of:=SUM([.H109]+[.L109])" office:value-type="float" office:value="4924" calcext:value-type="float">
            <text:p>4924</text:p>
          </table:table-cell>
          <table:table-cell table:style-name="TL_20_Data" office:value-type="float" office:value="3852" calcext:value-type="float">
            <text:p>3852</text:p>
          </table:table-cell>
          <table:table-cell table:style-name="TL_20_Data" office:value-type="float" office:value="1043" calcext:value-type="float">
            <text:p>104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Twisk</text:p>
          </table:table-cell>
          <table:table-cell table:style-name="Default"/>
          <table:table-cell table:style-name="ce24" office:value-type="float" office:value="113" calcext:value-type="float">
            <text:p>11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4" table:formula="of:=SUM([.E110:.G110])" office:value-type="float" office:value="309" calcext:value-type="float">
            <text:p>309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4" table:formula="of:=SUM([.I110:.K110])" office:value-type="float" office:value="327" calcext:value-type="float">
            <text:p>327</text:p>
          </table:table-cell>
          <table:table-cell table:style-name="ce34" table:formula="of:=SUM([.H110]+[.L110])" office:value-type="float" office:value="636" calcext:value-type="float">
            <text:p>636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Uitgeest *</text:p>
          </table:table-cell>
          <table:table-cell table:style-name="Default"/>
          <table:table-cell table:style-name="ce24" office:value-type="float" office:value="218" calcext:value-type="float">
            <text:p>218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table:formula="of:=SUM([.E111:.G111])" office:value-type="float" office:value="700" calcext:value-type="float">
            <text:p>700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60" calcext:value-type="float">
            <text:p>60</text:p>
          </table:table-cell>
          <table:table-cell table:style-name="ce34" table:formula="of:=SUM([.I111:.K111])" office:value-type="float" office:value="696" calcext:value-type="float">
            <text:p>696</text:p>
          </table:table-cell>
          <table:table-cell table:style-name="ce34" table:formula="of:=SUM([.H111]+[.L111])" office:value-type="float" office:value="1396" calcext:value-type="float">
            <text:p>1396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Uithoorn</text:p>
          </table:table-cell>
          <table:table-cell table:style-name="Default"/>
          <table:table-cell table:style-name="ce24" office:value-type="float" office:value="172" calcext:value-type="float">
            <text:p>172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4" table:formula="of:=SUM([.E112:.G112])" office:value-type="float" office:value="630" calcext:value-type="float">
            <text:p>630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34" table:formula="of:=SUM([.I112:.K112])" office:value-type="float" office:value="688" calcext:value-type="float">
            <text:p>688</text:p>
          </table:table-cell>
          <table:table-cell table:style-name="ce34" table:formula="of:=SUM([.H112]+[.L112])" office:value-type="float" office:value="1318" calcext:value-type="float">
            <text:p>1318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Urk</text:p>
          </table:table-cell>
          <table:table-cell table:style-name="Default"/>
          <table:table-cell table:style-name="ce24" office:value-type="float" office:value="161" calcext:value-type="float">
            <text:p>161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table:formula="of:=SUM([.E113:.G113])" office:value-type="float" office:value="538" calcext:value-type="float">
            <text:p>538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4" table:formula="of:=SUM([.I113:.K113])" office:value-type="float" office:value="487" calcext:value-type="float">
            <text:p>487</text:p>
          </table:table-cell>
          <table:table-cell table:style-name="ce34" table:formula="of:=SUM([.H113]+[.L113])" office:value-type="float" office:value="1025" calcext:value-type="float">
            <text:p>1025</text:p>
          </table:table-cell>
          <table:table-cell table:style-name="TL_20_Data" office:value-type="float" office:value="1025" calcext:value-type="float">
            <text:p>1025</text:p>
          </table:table-cell>
          <table:table-cell table:style-name="TL_20_Data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Ursum</text:p>
          </table:table-cell>
          <table:table-cell table:style-name="Default"/>
          <table:table-cell table:style-name="ce24" office:value-type="float" office:value="143" calcext:value-type="float">
            <text:p>143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table:formula="of:=SUM([.E114:.G114])" office:value-type="float" office:value="397" calcext:value-type="float">
            <text:p>397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4" table:formula="of:=SUM([.I114:.K114])" office:value-type="float" office:value="443" calcext:value-type="float">
            <text:p>443</text:p>
          </table:table-cell>
          <table:table-cell table:style-name="ce34" table:formula="of:=SUM([.H114]+[.L114])" office:value-type="float" office:value="840" calcext:value-type="float">
            <text:p>840</text:p>
          </table:table-cell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4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eenhuizen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table:formula="of:=SUM([.E115:.G115])" office:value-type="float" office:value="132" calcext:value-type="float">
            <text:p>13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table:formula="of:=SUM([.I115:.K115])" office:value-type="float" office:value="122" calcext:value-type="float">
            <text:p>122</text:p>
          </table:table-cell>
          <table:table-cell table:style-name="ce34" table:formula="of:=SUM([.H115]+[.L115])" office:value-type="float" office:value="254" calcext:value-type="float">
            <text:p>254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elsen</text:p>
          </table:table-cell>
          <table:table-cell table:style-name="Default"/>
          <table:table-cell table:style-name="ce24" office:value-type="float" office:value="213" calcext:value-type="float">
            <text:p>213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34" table:formula="of:=SUM([.E116:.G116])" office:value-type="float" office:value="1058" calcext:value-type="float">
            <text:p>1058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77" calcext:value-type="float">
            <text:p>77</text:p>
          </table:table-cell>
          <table:table-cell table:style-name="ce34" table:formula="of:=SUM([.I116:.K116])" office:value-type="float" office:value="1030" calcext:value-type="float">
            <text:p>1030</text:p>
          </table:table-cell>
          <table:table-cell table:style-name="ce34" table:formula="of:=SUM([.H116]+[.L116])" office:value-type="float" office:value="2088" calcext:value-type="float">
            <text:p>2088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1317" calcext:value-type="float">
            <text:p>1317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enhuizen</text:p>
          </table:table-cell>
          <table:table-cell table:style-name="Default"/>
          <table:table-cell table:style-name="ce24" office:value-type="float" office:value="243" calcext:value-type="float">
            <text:p>243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4" table:formula="of:=SUM([.E117:.G117])" office:value-type="float" office:value="739" calcext:value-type="float">
            <text:p>739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4" table:formula="of:=SUM([.I117:.K117])" office:value-type="float" office:value="764" calcext:value-type="float">
            <text:p>764</text:p>
          </table:table-cell>
          <table:table-cell table:style-name="ce34" table:formula="of:=SUM([.H117]+[.L117])" office:value-type="float" office:value="1503" calcext:value-type="float">
            <text:p>1503</text:p>
          </table:table-cell>
          <table:table-cell table:style-name="TL_20_Data" office:value-type="float" office:value="1031" calcext:value-type="float">
            <text:p>1031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Vlieland</text:p>
          </table:table-cell>
          <table:table-cell table:style-name="Default"/>
          <table:table-cell table:style-name="ce24" office:value-type="float" office:value="121" calcext:value-type="float">
            <text:p>12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table:formula="of:=SUM([.E118:.G118])" office:value-type="float" office:value="297" calcext:value-type="float">
            <text:p>29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table:formula="of:=SUM([.I118:.K118])" office:value-type="float" office:value="314" calcext:value-type="float">
            <text:p>314</text:p>
          </table:table-cell>
          <table:table-cell table:style-name="ce34" table:formula="of:=SUM([.H118]+[.L118])" office:value-type="float" office:value="611" calcext:value-type="float">
            <text:p>611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rder</text:p>
          </table:table-cell>
          <table:table-cell table:style-name="Default"/>
          <table:table-cell table:style-name="ce24" office:value-type="float" office:value="64" calcext:value-type="float">
            <text:p>6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table:formula="of:=SUM([.E119:.G119])" office:value-type="float" office:value="137" calcext:value-type="float">
            <text:p>13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4" table:formula="of:=SUM([.I119:.K119])" office:value-type="float" office:value="153" calcext:value-type="float">
            <text:p>153</text:p>
          </table:table-cell>
          <table:table-cell table:style-name="ce34" table:formula="of:=SUM([.H119]+[.L119])" office:value-type="float" office:value="290" calcext:value-type="float">
            <text:p>290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table:number-columns-repeated="3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rmenhuizen</text:p>
          </table:table-cell>
          <table:table-cell table:style-name="Default"/>
          <table:table-cell table:style-name="ce24" office:value-type="float" office:value="173" calcext:value-type="float">
            <text:p>173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4" table:formula="of:=SUM([.E120:.G120])" office:value-type="float" office:value="446" calcext:value-type="float">
            <text:p>446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4" table:formula="of:=SUM([.I120:.K120])" office:value-type="float" office:value="431" calcext:value-type="float">
            <text:p>431</text:p>
          </table:table-cell>
          <table:table-cell table:style-name="ce34" table:formula="of:=SUM([.H120]+[.L120])" office:value-type="float" office:value="877" calcext:value-type="float">
            <text:p>877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atergraafs-meer</text:p>
          </table:table-cell>
          <table:table-cell table:style-name="Default"/>
          <table:table-cell table:style-name="ce24" office:value-type="float" office:value="114" calcext:value-type="float">
            <text:p>11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4" table:formula="of:=SUM([.E121:.G121])" office:value-type="float" office:value="328" calcext:value-type="float">
            <text:p>328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4" table:formula="of:=SUM([.I121:.K121])" office:value-type="float" office:value="321" calcext:value-type="float">
            <text:p>321</text:p>
          </table:table-cell>
          <table:table-cell table:style-name="ce34" table:formula="of:=SUM([.H121]+[.L121])" office:value-type="float" office:value="649" calcext:value-type="float">
            <text:p>649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eespercarspel</text:p>
          </table:table-cell>
          <table:table-cell table:style-name="Default"/>
          <table:table-cell table:style-name="ce24" office:value-type="float" office:value="172" calcext:value-type="float">
            <text:p>172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table:formula="of:=SUM([.E122:.G122])" office:value-type="float" office:value="576" calcext:value-type="float">
            <text:p>576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I122:.K122])" office:value-type="float" office:value="558" calcext:value-type="float">
            <text:p>558</text:p>
          </table:table-cell>
          <table:table-cell table:style-name="ce34" table:formula="of:=SUM([.H122]+[.L122])" office:value-type="float" office:value="1134" calcext:value-type="float">
            <text:p>1134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ervershoof</text:p>
          </table:table-cell>
          <table:table-cell table:style-name="Default"/>
          <table:table-cell table:style-name="ce24" office:value-type="float" office:value="104" calcext:value-type="float">
            <text:p>104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4" table:formula="of:=SUM([.E123:.G123])" office:value-type="float" office:value="286" calcext:value-type="float">
            <text:p>286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table:formula="of:=SUM([.I123:.K123])" office:value-type="float" office:value="278" calcext:value-type="float">
            <text:p>278</text:p>
          </table:table-cell>
          <table:table-cell table:style-name="ce34" table:formula="of:=SUM([.H123]+[.L123])" office:value-type="float" office:value="564" calcext:value-type="float">
            <text:p>564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estwoud </text:p>
          </table:table-cell>
          <table:table-cell table:style-name="Default"/>
          <table:table-cell table:style-name="ce24" office:value-type="float" office:value="109" calcext:value-type="float">
            <text:p>109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9" calcext:value-type="float">
            <text:p>9</text:p>
          </table:table-cell>
          <table:table-cell table:style-name="ce34" table:formula="of:=SUM([.E124:.G124])" office:value-type="float" office:value="324" calcext:value-type="float">
            <text:p>324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4" table:formula="of:=SUM([.I124:.K124])" office:value-type="float" office:value="356" calcext:value-type="float">
            <text:p>356</text:p>
          </table:table-cell>
          <table:table-cell table:style-name="ce34" table:formula="of:=SUM([.H124]+[.L124])" office:value-type="float" office:value="680" calcext:value-type="float">
            <text:p>680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estzaan</text:p>
          </table:table-cell>
          <table:table-cell table:style-name="Default"/>
          <table:table-cell table:style-name="ce24" office:value-type="float" office:value="300" calcext:value-type="float">
            <text:p>300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4" table:formula="of:=SUM([.E125:.G125])" office:value-type="float" office:value="1116" calcext:value-type="float">
            <text:p>1116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93" calcext:value-type="float">
            <text:p>93</text:p>
          </table:table-cell>
          <table:table-cell table:style-name="ce34" table:formula="of:=SUM([.I125:.K125])" office:value-type="float" office:value="1157" calcext:value-type="float">
            <text:p>1157</text:p>
          </table:table-cell>
          <table:table-cell table:style-name="ce34" table:formula="of:=SUM([.H125]+[.L125])" office:value-type="float" office:value="2273" calcext:value-type="float">
            <text:p>2273</text:p>
          </table:table-cell>
          <table:table-cell table:style-name="TL_20_Data" office:value-type="float" office:value="2032" calcext:value-type="float">
            <text:p>2032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eringen</text:p>
          </table:table-cell>
          <table:table-cell table:style-name="Default"/>
          <table:table-cell table:style-name="ce24" office:value-type="float" office:value="297" calcext:value-type="float">
            <text:p>297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4" table:formula="of:=SUM([.E126:.G126])" office:value-type="float" office:value="746" calcext:value-type="float">
            <text:p>746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34" table:formula="of:=SUM([.I126:.K126])" office:value-type="float" office:value="759" calcext:value-type="float">
            <text:p>759</text:p>
          </table:table-cell>
          <table:table-cell table:style-name="ce34" table:formula="of:=SUM([.H126]+[.L126])" office:value-type="float" office:value="1505" calcext:value-type="float">
            <text:p>1505</text:p>
          </table:table-cell>
          <table:table-cell table:style-name="TL_20_Data" office:value-type="float" office:value="1327" calcext:value-type="float">
            <text:p>132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eringerwaard</text:p>
          </table:table-cell>
          <table:table-cell table:style-name="Default"/>
          <table:table-cell table:style-name="ce24" office:value-type="float" office:value="138" calcext:value-type="float">
            <text:p>138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4" table:formula="of:=SUM([.E127:.G127])" office:value-type="float" office:value="445" calcext:value-type="float">
            <text:p>445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4" table:formula="of:=SUM([.I127:.K127])" office:value-type="float" office:value="469" calcext:value-type="float">
            <text:p>469</text:p>
          </table:table-cell>
          <table:table-cell table:style-name="ce34" table:formula="of:=SUM([.H127]+[.L127])" office:value-type="float" office:value="914" calcext:value-type="float">
            <text:p>914</text:p>
          </table:table-cell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mmenum</text:p>
          </table:table-cell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4" table:formula="of:=SUM([.E128:.G128])" office:value-type="float" office:value="60" calcext:value-type="float">
            <text:p>6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4" table:formula="of:=SUM([.I128:.K128])" office:value-type="float" office:value="51" calcext:value-type="float">
            <text:p>51</text:p>
          </table:table-cell>
          <table:table-cell table:style-name="ce34" table:formula="of:=SUM([.H128]+[.L128])" office:value-type="float" office:value="111" calcext:value-type="float">
            <text:p>1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nkel</text:p>
          </table:table-cell>
          <table:table-cell table:style-name="Default"/>
          <table:table-cell table:style-name="ce24" office:value-type="float" office:value="154" calcext:value-type="float">
            <text:p>154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4" table:formula="of:=SUM([.E129:.G129])" office:value-type="float" office:value="464" calcext:value-type="float">
            <text:p>464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4" table:formula="of:=SUM([.I129:.K129])" office:value-type="float" office:value="441" calcext:value-type="float">
            <text:p>441</text:p>
          </table:table-cell>
          <table:table-cell table:style-name="ce34" table:formula="of:=SUM([.H129]+[.L129])" office:value-type="float" office:value="905" calcext:value-type="float">
            <text:p>905</text:p>
          </table:table-cell>
          <table:table-cell table:style-name="TL_20_Data" office:value-type="float" office:value="858" calcext:value-type="float">
            <text:p>85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ognum</text:p>
          </table:table-cell>
          <table:table-cell table:style-name="Default"/>
          <table:table-cell table:style-name="ce24" office:value-type="float" office:value="169" calcext:value-type="float">
            <text:p>16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E130:.G130])" office:value-type="float" office:value="520" calcext:value-type="float">
            <text:p>520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4" table:formula="of:=SUM([.I130:.K130])" office:value-type="float" office:value="512" calcext:value-type="float">
            <text:p>512</text:p>
          </table:table-cell>
          <table:table-cell table:style-name="ce34" table:formula="of:=SUM([.H130]+[.L130])" office:value-type="float" office:value="1032" calcext:value-type="float">
            <text:p>1032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ormer</text:p>
          </table:table-cell>
          <table:table-cell table:style-name="Default"/>
          <table:table-cell table:style-name="ce24" office:value-type="float" office:value="223" calcext:value-type="float">
            <text:p>223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4" table:formula="of:=SUM([.E131:.G131])" office:value-type="float" office:value="656" calcext:value-type="float">
            <text:p>656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34" table:formula="of:=SUM([.I131:.K131])" office:value-type="float" office:value="654" calcext:value-type="float">
            <text:p>654</text:p>
          </table:table-cell>
          <table:table-cell table:style-name="ce34" table:formula="of:=SUM([.H131]+[.L131])" office:value-type="float" office:value="1310" calcext:value-type="float">
            <text:p>1310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ormerveer</text:p>
          </table:table-cell>
          <table:table-cell table:style-name="Default"/>
          <table:table-cell table:style-name="ce24" office:value-type="float" office:value="345" calcext:value-type="float">
            <text:p>345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4" table:formula="of:=SUM([.E132:.G132])" office:value-type="float" office:value="1352" calcext:value-type="float">
            <text:p>1352</text:p>
          </table:table-cell>
          <table:table-cell table:style-name="TL_20_Data" office:value-type="float" office:value="894" calcext:value-type="float">
            <text:p>894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ce34" table:formula="of:=SUM([.I132:.K132])" office:value-type="float" office:value="1460" calcext:value-type="float">
            <text:p>1460</text:p>
          </table:table-cell>
          <table:table-cell table:style-name="ce34" table:formula="of:=SUM([.H132]+[.L132])" office:value-type="float" office:value="2812" calcext:value-type="float">
            <text:p>2812</text:p>
          </table:table-cell>
          <table:table-cell table:style-name="TL_20_Data" office:value-type="float" office:value="2295" calcext:value-type="float">
            <text:p>2295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jdenes</text:p>
          </table:table-cell>
          <table:table-cell table:style-name="Default"/>
          <table:table-cell table:style-name="ce24" office:value-type="float" office:value="93" calcext:value-type="float">
            <text:p>93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4" table:formula="of:=SUM([.E133:.G133])" office:value-type="float" office:value="259" calcext:value-type="float">
            <text:p>259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table:formula="of:=SUM([.I133:.K133])" office:value-type="float" office:value="268" calcext:value-type="float">
            <text:p>268</text:p>
          </table:table-cell>
          <table:table-cell table:style-name="ce34" table:formula="of:=SUM([.H133]+[.L133])" office:value-type="float" office:value="527" calcext:value-type="float">
            <text:p>527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jde Wormer</text:p>
          </table:table-cell>
          <table:table-cell table:style-name="Default"/>
          <table:table-cell table:style-name="ce24" office:value-type="float" office:value="74" calcext:value-type="float">
            <text:p>7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table:formula="of:=SUM([.E134:.G134])" office:value-type="float" office:value="224" calcext:value-type="float">
            <text:p>224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9" calcext:value-type="float">
            <text:p>9</text:p>
          </table:table-cell>
          <table:table-cell table:style-name="ce34" table:formula="of:=SUM([.I134:.K134])" office:value-type="float" office:value="229" calcext:value-type="float">
            <text:p>229</text:p>
          </table:table-cell>
          <table:table-cell table:style-name="ce34" table:formula="of:=SUM([.H134]+[.L134])" office:value-type="float" office:value="453" calcext:value-type="float">
            <text:p>453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Wijk aan Zee</text:p>
          </table:table-cell>
          <table:table-cell table:style-name="Default"/>
          <table:table-cell table:style-name="ce24" office:value-type="float" office:value="105" calcext:value-type="float">
            <text:p>105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table:formula="of:=SUM([.E135:.G135])" office:value-type="float" office:value="326" calcext:value-type="float">
            <text:p>326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4" table:formula="of:=SUM([.I135:.K135])" office:value-type="float" office:value="308" calcext:value-type="float">
            <text:p>308</text:p>
          </table:table-cell>
          <table:table-cell table:style-name="ce34" table:formula="of:=SUM([.H135]+[.L135])" office:value-type="float" office:value="634" calcext:value-type="float">
            <text:p>634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aandijk</text:p>
          </table:table-cell>
          <table:table-cell table:style-name="Default"/>
          <table:table-cell table:style-name="ce24" office:value-type="float" office:value="288" calcext:value-type="float">
            <text:p>288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4" table:formula="of:=SUM([.E136:.G136])" office:value-type="float" office:value="1038" calcext:value-type="float">
            <text:p>1038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91" calcext:value-type="float">
            <text:p>91</text:p>
          </table:table-cell>
          <table:table-cell table:style-name="ce34" table:formula="of:=SUM([.I136:.K136])" office:value-type="float" office:value="1106" calcext:value-type="float">
            <text:p>1106</text:p>
          </table:table-cell>
          <table:table-cell table:style-name="ce34" table:formula="of:=SUM([.H136]+[.L136])" office:value-type="float" office:value="2144" calcext:value-type="float">
            <text:p>2144</text:p>
          </table:table-cell>
          <table:table-cell table:style-name="TL_20_Data" office:value-type="float" office:value="2051" calcext:value-type="float">
            <text:p>205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andvoort</text:p>
          </table:table-cell>
          <table:table-cell table:style-name="Default"/>
          <table:table-cell table:style-name="ce24" office:value-type="float" office:value="193" calcext:value-type="float">
            <text:p>19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4" table:formula="of:=SUM([.E137:.G137])" office:value-type="float" office:value="532" calcext:value-type="float">
            <text:p>532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4" table:formula="of:=SUM([.I137:.K137])" office:value-type="float" office:value="530" calcext:value-type="float">
            <text:p>530</text:p>
          </table:table-cell>
          <table:table-cell table:style-name="ce34" table:formula="of:=SUM([.H137]+[.L137])" office:value-type="float" office:value="1062" calcext:value-type="float">
            <text:p>1062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uid en Noord Schermer</text:p>
          </table:table-cell>
          <table:table-cell table:style-name="Default"/>
          <table:table-cell table:style-name="ce24" office:value-type="float" office:value="157" calcext:value-type="float">
            <text:p>157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table:formula="of:=SUM([.E138:.G138])" office:value-type="float" office:value="490" calcext:value-type="float">
            <text:p>490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4" table:formula="of:=SUM([.I138:.K138])" office:value-type="float" office:value="477" calcext:value-type="float">
            <text:p>477</text:p>
          </table:table-cell>
          <table:table-cell table:style-name="ce34" table:formula="of:=SUM([.H138]+[.L138])" office:value-type="float" office:value="967" calcext:value-type="float">
            <text:p>967</text:p>
          </table:table-cell>
          <table:table-cell table:style-name="TL_20_Data" office:value-type="float" office:value="868" calcext:value-type="float">
            <text:p>868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uid Schalkwijk</text:p>
          </table:table-cell>
          <table:table-cell table:style-name="Default"/>
          <table:table-cell table:style-name="ce24" office:value-type="float" office:value="17" calcext:value-type="float">
            <text:p>1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4" table:formula="of:=SUM([.E139:.G139])" office:value-type="float" office:value="60" calcext:value-type="float">
            <text:p>6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4" table:formula="of:=SUM([.I139:.K139])" office:value-type="float" office:value="64" calcext:value-type="float">
            <text:p>64</text:p>
          </table:table-cell>
          <table:table-cell table:style-name="ce34" table:formula="of:=SUM([.H139]+[.L139])" office:value-type="float" office:value="124" calcext:value-type="float">
            <text:p>1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uid Scharwoude</text:p>
          </table:table-cell>
          <table:table-cell table:style-name="Default"/>
          <table:table-cell table:style-name="ce24" office:value-type="float" office:value="125" calcext:value-type="float">
            <text:p>125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table:formula="of:=SUM([.E140:.G140])" office:value-type="float" office:value="345" calcext:value-type="float">
            <text:p>34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4" table:formula="of:=SUM([.I140:.K140])" office:value-type="float" office:value="357" calcext:value-type="float">
            <text:p>357</text:p>
          </table:table-cell>
          <table:table-cell table:style-name="ce34" table:formula="of:=SUM([.H140]+[.L140])" office:value-type="float" office:value="702" calcext:value-type="float">
            <text:p>702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waag</text:p>
          </table:table-cell>
          <table:table-cell table:style-name="Default"/>
          <table:table-cell table:style-name="ce24" office:value-type="float" office:value="222" calcext:value-type="float">
            <text:p>222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4" table:formula="of:=SUM([.E141:.G141])" office:value-type="float" office:value="653" calcext:value-type="float">
            <text:p>653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4" table:formula="of:=SUM([.I141:.K141])" office:value-type="float" office:value="623" calcext:value-type="float">
            <text:p>623</text:p>
          </table:table-cell>
          <table:table-cell table:style-name="ce34" table:formula="of:=SUM([.H141]+[.L141])" office:value-type="float" office:value="1276" calcext:value-type="float">
            <text:p>1276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ijbecarspel</text:p>
          </table:table-cell>
          <table:table-cell table:style-name="Default"/>
          <table:table-cell table:style-name="ce24" office:value-type="float" office:value="128" calcext:value-type="float">
            <text:p>128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table:formula="of:=SUM([.E142:.G142])" office:value-type="float" office:value="390" calcext:value-type="float">
            <text:p>390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4" table:formula="of:=SUM([.I142:.K142])" office:value-type="float" office:value="385" calcext:value-type="float">
            <text:p>385</text:p>
          </table:table-cell>
          <table:table-cell table:style-name="ce34" table:formula="of:=SUM([.H142]+[.L142])" office:value-type="float" office:value="775" calcext:value-type="float">
            <text:p>775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2">
          <table:table-cell table:style-name="ce81" office:value-type="string" calcext:value-type="string">
            <text:p>Zijpe</text:p>
          </table:table-cell>
          <table:table-cell table:style-name="Default"/>
          <table:table-cell table:style-name="ce24" office:value-type="float" office:value="574" calcext:value-type="float">
            <text:p>574</text:p>
          </table:table-cell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87" calcext:value-type="float">
            <text:p>87</text:p>
          </table:table-cell>
          <table:table-cell table:style-name="ce34" table:formula="of:=SUM([.E143:.G143])" office:value-type="float" office:value="1778" calcext:value-type="float">
            <text:p>1778</text:p>
          </table:table-cell>
          <table:table-cell table:style-name="TL_20_Data" office:value-type="float" office:value="1099" calcext:value-type="float">
            <text:p>1099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ce34" table:formula="of:=SUM([.I143:.K143])" office:value-type="float" office:value="1811" calcext:value-type="float">
            <text:p>1811</text:p>
          </table:table-cell>
          <table:table-cell table:style-name="ce34" table:formula="of:=SUM([.H143]+[.L143])" office:value-type="float" office:value="3589" calcext:value-type="float">
            <text:p>3589</text:p>
          </table:table-cell>
          <table:table-cell table:style-name="ce87" office:value-type="float" office:value="3077" calcext:value-type="float">
            <text:p>3077</text:p>
          </table:table-cell>
          <table:table-cell table:style-name="ce87" office:value-type="float" office:value="512" calcext:value-type="float">
            <text:p>512</text:p>
          </table:table-cell>
          <table:table-cell table:style-name="ce87" table:number-columns-repeated="2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NH</text:p>
          </table:table-cell>
          <table:table-cell table:style-name="ce71" office:value-type="string" calcext:value-type="string">
            <text:p>39_0085</text:p>
          </table:table-cell>
          <table:table-cell table:number-columns-repeated="1001"/>
        </table:table-row>
        <table:table-row table:style-name="ro1">
          <table:table-cell table:style-name="ce82" office:value-type="string" calcext:value-type="string">
            <text:p>Totaal <text:s text:c="7"/></text:p>
          </table:table-cell>
          <table:table-cell table:style-name="ce16"/>
          <table:table-cell table:style-name="ce25" table:formula="of:=SUM([.C8:.C143])" office:value-type="float" office:value="25049" calcext:value-type="float">
            <office:annotation draw:style-name="gr1" draw:text-style-name="P1" svg:width="1.399cm" svg:height="0.634cm" svg:x="7.692cm" svg:y="65.379cm" draw:caption-point-x="-0.85cm" draw:caption-point-y="0.591cm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</table:table-cell>
          <table:table-cell table:style-name="ce35" table:formula="of:=SUM([.D8:.D143])" office:value-type="float" office:value="32597" calcext:value-type="float">
            <text:p>32597</text:p>
          </table:table-cell>
          <table:table-cell table:style-name="ce35" table:formula="of:=SUM([.E8:.E143])" office:value-type="float" office:value="49805" calcext:value-type="float">
            <text:p>49805</text:p>
          </table:table-cell>
          <table:table-cell table:style-name="ce35" table:formula="of:=SUM([.F8:.F143])" office:value-type="float" office:value="25391" calcext:value-type="float">
            <text:p>25391</text:p>
          </table:table-cell>
          <table:table-cell table:style-name="ce35" table:formula="of:=SUM([.G8:.G143])" office:value-type="float" office:value="3171" calcext:value-type="float">
            <text:p>3171</text:p>
          </table:table-cell>
          <table:table-cell table:style-name="ce35" table:formula="of:=SUM([.H8:.H143])" office:value-type="float" office:value="78367" calcext:value-type="float">
            <text:p>78367</text:p>
          </table:table-cell>
          <table:table-cell table:style-name="ce35" table:formula="of:=SUM([.I8:.I143])" office:value-type="float" office:value="48021" calcext:value-type="float">
            <text:p>48021</text:p>
          </table:table-cell>
          <table:table-cell table:style-name="ce35" table:formula="of:=SUM([.J8:.J143])" office:value-type="float" office:value="25365" calcext:value-type="float">
            <text:p>25365</text:p>
          </table:table-cell>
          <table:table-cell table:style-name="ce35" table:formula="of:=SUM([.K8:.K143])" office:value-type="float" office:value="5957" calcext:value-type="float">
            <text:p>5957</text:p>
          </table:table-cell>
          <table:table-cell table:style-name="ce35" table:formula="of:=SUM([.L8:.L143])" office:value-type="float" office:value="79343" calcext:value-type="float">
            <text:p>79343</text:p>
          </table:table-cell>
          <table:table-cell table:style-name="ce35" table:formula="of:=SUM([.M8:.M143])" office:value-type="float" office:value="157710" calcext:value-type="float">
            <text:p>157710</text:p>
          </table:table-cell>
          <table:table-cell table:style-name="ce35" table:formula="of:=SUM([.N8:.N143])" office:value-type="float" office:value="101347" calcext:value-type="float">
            <text:p>101347</text:p>
          </table:table-cell>
          <table:table-cell table:style-name="ce35" table:formula="of:=SUM([.O8:.O143])" office:value-type="float" office:value="55230" calcext:value-type="float">
            <text:p>55230</text:p>
          </table:table-cell>
          <table:table-cell table:style-name="ce35" table:formula="of:=SUM([.P8:.P143])" office:value-type="float" office:value="921" calcext:value-type="float">
            <text:p>921</text:p>
          </table:table-cell>
          <table:table-cell table:style-name="ce35" table:formula="of:=SUM([.Q8:.Q143])" office:value-type="float" office:value="212" calcext:value-type="float">
            <text:p>212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string" calcext:value-type="string">
            <text:p>NH</text:p>
          </table:table-cell>
          <table:table-cell table:style-name="ce72" office:value-type="string" calcext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table:style-name="ce11" office:value-type="string" calcext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1" office:value-type="string" calcext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Holland recapitulatie" table:style-name="ta3">
        <table:table-column table:style-name="co14" table:default-cell-style-name="ce9"/>
        <table:table-column table:style-name="co2" table:default-cell-style-name="ce9"/>
        <table:table-column table:style-name="co15" table:number-columns-repeated="10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3" table:default-cell-style-name="ce26"/>
        <table:table-column table:style-name="co17" table:number-columns-repeated="5" table:default-cell-style-name="ce9"/>
        <table:table-column table:style-name="co18" table:default-cell-style-name="ce9"/>
        <table:table-column table:style-name="co7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7" office:value-type="string" calcext:value-type="string" table:number-columns-spanned="1" table:number-rows-spanned="4">
            <text:p>Niet genoemde gezindheden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number-columns-repeated="4" table:style-name="ce32"/>
          <table:covered-table-cell table:style-name="ce38"/>
          <table:covered-table-cell table:number-columns-repeated="3" table:style-name="ce32"/>
          <table:covered-table-cell table:number-columns-repeated="2" table:style-name="ce38"/>
          <table:covered-table-cell table:number-columns-repeated="3" table:style-name="ce32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table:style-name="ce93" office:value-type="string" calcext:value-type="string">
            <text:p>TOTAAL DER STEDEN</text:p>
          </table:table-cell>
          <table:table-cell table:style-name="ce76"/>
          <table:table-cell table:style-name="ce23" office:value-type="float" office:value="38349" calcext:value-type="float">
            <text:p>38349</text:p>
          </table:table-cell>
          <table:table-cell table:style-name="ce33" office:value-type="float" office:value="61801" calcext:value-type="float">
            <text:p>61801</text:p>
          </table:table-cell>
          <table:table-cell table:style-name="ce33" office:value-type="float" office:value="80369" calcext:value-type="float">
            <text:p>80369</text:p>
          </table:table-cell>
          <table:table-cell table:style-name="ce33" office:value-type="float" office:value="45683" calcext:value-type="float">
            <text:p>45683</text:p>
          </table:table-cell>
          <table:table-cell table:style-name="ce33" office:value-type="float" office:value="4620" calcext:value-type="float">
            <text:p>4620</text:p>
          </table:table-cell>
          <table:table-cell table:style-name="ce33" table:formula="of:=SUM([.E8:.G8])" office:value-type="float" office:value="130672" calcext:value-type="float">
            <office:annotation draw:style-name="gr1" draw:text-style-name="P1" svg:width="1.735cm" svg:height="0.739cm" svg:x="17.307cm" svg:y="3.705cm" draw:caption-point-x="-1.296cm" draw:caption-point-y="1.173cm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</table:table-cell>
          <table:table-cell table:style-name="ce87" office:value-type="float" office:value="93669" calcext:value-type="float">
            <text:p>93669</text:p>
          </table:table-cell>
          <table:table-cell table:style-name="ce87" office:value-type="float" office:value="45596" calcext:value-type="float">
            <text:p>45596</text:p>
          </table:table-cell>
          <table:table-cell table:style-name="ce87" office:value-type="float" office:value="15687" calcext:value-type="float">
            <text:p>15687</text:p>
          </table:table-cell>
          <table:table-cell table:style-name="ce87" table:formula="of:=SUM([.I8:.K8])" office:value-type="float" office:value="154952" calcext:value-type="float">
            <text:p>154952</text:p>
          </table:table-cell>
          <table:table-cell table:style-name="ce33" table:formula="of:=SUM([.H8]+[.L8])" office:value-type="float" office:value="285624" calcext:value-type="float">
            <text:p>285624</text:p>
          </table:table-cell>
          <table:table-cell table:style-name="ce87" office:value-type="float" office:value="192656" calcext:value-type="float">
            <text:p>192656</text:p>
          </table:table-cell>
          <table:table-cell table:style-name="ce87" office:value-type="float" office:value="67891" calcext:value-type="float">
            <text:p>67891</text:p>
          </table:table-cell>
          <table:table-cell table:style-name="ce87" office:value-type="float" office:value="24711" calcext:value-type="float">
            <text:p>24711</text:p>
          </table:table-cell>
          <table:table-cell table:style-name="ce87" office:value-type="float" office:value="366" calcext:value-type="float">
            <text:p>366</text:p>
          </table:table-cell>
          <table:table-cell table:style-name="ce97" office:value-type="string" calcext:value-type="string">
            <text:p>VT</text:p>
          </table:table-cell>
          <table:table-cell table:style-name="ce100"/>
          <table:table-cell table:style-name="ce100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0" office:value-type="string" calcext:value-type="string">
            <text:p>NH</text:p>
          </table:table-cell>
          <table:table-cell table:style-name="ce103" office:value-type="string" calcext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94" office:value-type="string" calcext:value-type="string">
            <text:p>TOTAAL DER STEDEN TEN PLATTEN LANDE</text:p>
          </table:table-cell>
          <table:table-cell table:style-name="ce76"/>
          <table:table-cell table:style-name="ce24" office:value-type="float" office:value="25049" calcext:value-type="float">
            <text:p>25049</text:p>
          </table:table-cell>
          <table:table-cell table:style-name="ce34" office:value-type="float" office:value="32597" calcext:value-type="float">
            <text:p>32597</text:p>
          </table:table-cell>
          <table:table-cell table:style-name="ce34" office:value-type="float" office:value="49805" calcext:value-type="float">
            <text:p>49805</text:p>
          </table:table-cell>
          <table:table-cell table:style-name="ce34" office:value-type="float" office:value="25391" calcext:value-type="float">
            <text:p>25391</text:p>
          </table:table-cell>
          <table:table-cell table:style-name="ce34" office:value-type="float" office:value="3171" calcext:value-type="float">
            <text:p>3171</text:p>
          </table:table-cell>
          <table:table-cell table:style-name="ce34" table:formula="of:=SUM([.E9:.G9])" office:value-type="float" office:value="78367" calcext:value-type="float">
            <office:annotation draw:style-name="gr1" draw:text-style-name="P1" svg:width="1.678cm" svg:height="0.502cm" svg:x="17.307cm" svg:y="4.128cm" draw:caption-point-x="-1.296cm" draw:caption-point-y="1.2cm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</table:table-cell>
          <table:table-cell table:style-name="ce87" office:value-type="float" office:value="48021" calcext:value-type="float">
            <text:p>48021</text:p>
          </table:table-cell>
          <table:table-cell table:style-name="ce87" office:value-type="float" office:value="25365" calcext:value-type="float">
            <text:p>25365</text:p>
          </table:table-cell>
          <table:table-cell table:style-name="ce87" office:value-type="float" office:value="5957" calcext:value-type="float">
            <text:p>5957</text:p>
          </table:table-cell>
          <table:table-cell table:style-name="ce34" table:formula="of:=SUM([.I9:.K9])" office:value-type="float" office:value="79343" calcext:value-type="float">
            <text:p>79343</text:p>
          </table:table-cell>
          <table:table-cell table:style-name="ce34" table:formula="of:=SUM([.H9]+[.L9])" office:value-type="float" office:value="157710" calcext:value-type="float">
            <text:p>157710</text:p>
          </table:table-cell>
          <table:table-cell table:style-name="ce87" office:value-type="float" office:value="101347" calcext:value-type="float">
            <text:p>101347</text:p>
          </table:table-cell>
          <table:table-cell table:style-name="ce87" office:value-type="float" office:value="55230" calcext:value-type="float">
            <text:p>55230</text:p>
          </table:table-cell>
          <table:table-cell table:style-name="ce87" office:value-type="float" office:value="921" calcext:value-type="float">
            <text:p>921</text:p>
          </table:table-cell>
          <table:table-cell table:style-name="ce87" office:value-type="float" office:value="212" calcext:value-type="float">
            <text:p>212</text:p>
          </table:table-cell>
          <table:table-cell table:style-name="ce98" office:value-type="string" calcext:value-type="string">
            <text:p>VT</text:p>
          </table:table-cell>
          <table:table-cell table:style-name="ce101"/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string" calcext:value-type="string">
            <text:p>NH</text:p>
          </table:table-cell>
          <table:table-cell table:style-name="ce104" office:value-type="string" calcext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table:style-name="ce95" office:value-type="string" calcext:value-type="string">
            <text:p>ALGEMEEN TOTAAL</text:p>
          </table:table-cell>
          <table:table-cell table:style-name="ce76"/>
          <table:table-cell table:style-name="ce25" table:formula="of:=SUM([.C8:.C9])" office:value-type="float" office:value="63398" calcext:value-type="float">
            <text:p>63398</text:p>
          </table:table-cell>
          <table:table-cell table:style-name="ce35" table:formula="of:=SUM([.D8:.D9])" office:value-type="float" office:value="94398" calcext:value-type="float">
            <text:p>94398</text:p>
          </table:table-cell>
          <table:table-cell table:style-name="ce35" table:formula="of:=SUM([.E8:.E9])" office:value-type="float" office:value="130174" calcext:value-type="float">
            <text:p>130174</text:p>
          </table:table-cell>
          <table:table-cell table:style-name="ce35" table:formula="of:=SUM([.F8:.F9])" office:value-type="float" office:value="71074" calcext:value-type="float">
            <text:p>71074</text:p>
          </table:table-cell>
          <table:table-cell table:style-name="ce35" table:formula="of:=SUM([.G8:.G9])" office:value-type="float" office:value="7791" calcext:value-type="float">
            <text:p>7791</text:p>
          </table:table-cell>
          <table:table-cell table:style-name="ce35" table:formula="of:=SUM([.H8:.H9])" office:value-type="float" office:value="209039" calcext:value-type="float">
            <text:p>209039</text:p>
          </table:table-cell>
          <table:table-cell table:style-name="ce35" table:formula="of:=SUM([.I8:.I9])" office:value-type="float" office:value="141690" calcext:value-type="float">
            <text:p>141690</text:p>
          </table:table-cell>
          <table:table-cell table:style-name="ce35" table:formula="of:=SUM([.J8:.J9])" office:value-type="float" office:value="70961" calcext:value-type="float">
            <text:p>70961</text:p>
          </table:table-cell>
          <table:table-cell table:style-name="ce35" table:formula="of:=SUM([.K8:.K9])" office:value-type="float" office:value="21644" calcext:value-type="float">
            <text:p>21644</text:p>
          </table:table-cell>
          <table:table-cell table:style-name="ce35" table:formula="of:=SUM([.L8:.L9])" office:value-type="float" office:value="234295" calcext:value-type="float">
            <text:p>234295</text:p>
          </table:table-cell>
          <table:table-cell table:style-name="ce35" table:formula="of:=SUM([.M8:.M9])" office:value-type="float" office:value="443334" calcext:value-type="float">
            <text:p>443334</text:p>
          </table:table-cell>
          <table:table-cell table:style-name="ce35" table:formula="of:=SUM([.N8:.N9])" office:value-type="float" office:value="294003" calcext:value-type="float">
            <text:p>294003</text:p>
          </table:table-cell>
          <table:table-cell table:style-name="ce35" table:formula="of:=SUM([.O8:.O9])" office:value-type="float" office:value="123121" calcext:value-type="float">
            <text:p>123121</text:p>
          </table:table-cell>
          <table:table-cell table:style-name="ce35" table:formula="of:=SUM([.P8:.P9])" office:value-type="float" office:value="25632" calcext:value-type="float">
            <text:p>25632</text:p>
          </table:table-cell>
          <table:table-cell table:style-name="ce35" table:formula="of:=SUM([.Q8:.Q9])" office:value-type="float" office:value="578" calcext:value-type="float">
            <text:p>578</text:p>
          </table:table-cell>
          <table:table-cell table:style-name="ce99" office:value-type="string" calcext:value-type="string">
            <text:p>VT</text:p>
          </table:table-cell>
          <table:table-cell table:style-name="ce102"/>
          <table:table-cell table:style-name="ce102" office:value-type="float" office:value="36" calcext:value-type="float">
            <text:p>36</text:p>
          </table:table-cell>
          <table:table-cell table:style-name="ce102" office:value-type="float" office:value="37" calcext:value-type="float">
            <text:p>37</text:p>
          </table:table-cell>
          <table:table-cell table:style-name="ce102" office:value-type="string" calcext:value-type="string">
            <text:p>NH</text:p>
          </table:table-cell>
          <table:table-cell table:style-name="ce105" office:value-type="string" calcext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/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Holland ouderdom" table:style-name="ta4">
        <table:table-column table:style-name="co19" table:default-cell-style-name="ce9"/>
        <table:table-column table:style-name="co2" table:default-cell-style-name="ce9"/>
        <table:table-column table:style-name="co20" table:number-columns-repeated="8" table:default-cell-style-name="ce26"/>
        <table:table-column table:style-name="co21" table:number-columns-repeated="2" table:default-cell-style-name="ce26"/>
        <table:table-column table:style-name="co22" table:default-cell-style-name="ce26"/>
        <table:table-column table:style-name="co21" table:number-columns-repeated="2" table:default-cell-style-name="ce26"/>
        <table:table-column table:style-name="co23" table:number-columns-repeated="2" table:default-cell-style-name="ce26"/>
        <table:table-column table:style-name="co13" table:number-columns-repeated="5" table:default-cell-style-name="ce9"/>
        <table:table-column table:style-name="co7" table:number-columns-repeated="1002" table:default-cell-style-name="Default"/>
        <table:table-row table:style-name="ro1">
          <table:table-cell table:style-name="ce106" office:value-type="string" calcext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11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36"/>
          <table:covered-table-cell table:style-name="ce119"/>
          <table:table-cell table:style-name="ce126" office:value-type="string" calcext:value-type="string" table:number-columns-spanned="1" table:number-rows-spanned="4">
            <text:p>Telling</text:p>
          </table:table-cell>
          <table:table-cell table:style-name="ce130" office:value-type="string" calcext:value-type="string" table:number-columns-spanned="1" table:number-rows-spanned="4">
            <text:p>Tabel</text:p>
          </table:table-cell>
          <table:table-cell table:style-name="ce130" office:value-type="string" calcext:value-type="string" table:number-columns-spanned="1" table:number-rows-spanned="4">
            <text:p>Pagina links</text:p>
          </table:table-cell>
          <table:table-cell table:style-name="ce136" office:value-type="string" calcext:value-type="string" table:number-columns-spanned="1" table:number-rows-spanned="4">
            <text:p>Pagina rechts</text:p>
          </table:table-cell>
          <table:table-cell table:style-name="ce130" office:value-type="string" calcext:value-type="string" table:number-columns-spanned="1" table:number-rows-spanned="4">
            <text:p>Provincie</text:p>
          </table:table-cell>
          <table:table-cell table:style-name="ce140" office:value-type="string" calcext:value-type="string" table:number-columns-spanned="1" table:number-rows-spanned="4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table:style-name="ce112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114"/>
          <table:covered-table-cell table:style-name="ce116"/>
          <table:table-cell table:style-name="ce118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14"/>
          <table:covered-table-cell table:style-name="ce120"/>
          <table:covered-table-cell table:style-name="ce21"/>
          <table:covered-table-cell table:number-columns-repeated="2" table:style-name="ce131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table:style-name="ce2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121" office:value-type="string" calcext:value-type="string" table:number-columns-spanned="1" table:number-rows-spanned="2">
            <text:p>Totaal</text:p>
          </table:table-cell>
          <table:covered-table-cell table:style-name="ce21"/>
          <table:covered-table-cell table:number-columns-repeated="2" table:style-name="ce131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number-columns-repeated="2" table:style-name="ce115"/>
          <table:covered-table-cell table:style-name="ce117"/>
          <table:covered-table-cell table:number-columns-repeated="3" table:style-name="ce115"/>
          <table:covered-table-cell table:style-name="ce122"/>
          <table:covered-table-cell table:style-name="ce22"/>
          <table:covered-table-cell table:number-columns-repeated="2" table:style-name="ce13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table:style-name="ce107" office:value-type="string" calcext:value-type="string">
            <text:p>Beneden het jaar</text:p>
          </table:table-cell>
          <table:table-cell table:style-name="ce76"/>
          <table:table-cell table:style-name="ce23" office:value-type="float" office:value="5720" calcext:value-type="float">
            <text:p>5720</text:p>
          </table:table-cell>
          <table:table-cell table:style-name="ce33" table:number-columns-repeated="2"/>
          <table:table-cell table:style-name="ce33" table:formula="of:=SUM([.C8:.E8])" office:value-type="float" office:value="5720" calcext:value-type="float">
            <text:p>5720</text:p>
          </table:table-cell>
          <table:table-cell table:style-name="ce33" office:value-type="float" office:value="5891" calcext:value-type="float">
            <text:p>5891</text:p>
          </table:table-cell>
          <table:table-cell table:style-name="ce33" table:number-columns-repeated="2"/>
          <table:table-cell table:style-name="ce123" table:formula="of:=SUM([.G8:.I8])" office:value-type="float" office:value="5891" calcext:value-type="float">
            <text:p>5891</text:p>
          </table:table-cell>
          <table:table-cell table:style-name="ce127" office:value-type="string" calcext:value-type="string">
            <text:p>VT</text:p>
          </table:table-cell>
          <table:table-cell table:style-name="ce133"/>
          <table:table-cell table:style-name="ce133" office:value-type="float" office:value="38" calcext:value-type="float">
            <text:p>38</text:p>
          </table:table-cell>
          <table:table-cell table:style-name="ce133" office:value-type="float" office:value="39" calcext:value-type="float">
            <text:p>39</text:p>
          </table:table-cell>
          <table:table-cell table:style-name="ce133" office:value-type="string" calcext:value-type="string">
            <text:p>NH</text:p>
          </table:table-cell>
          <table:table-cell table:style-name="ce143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1 tot 2 jaar</text:p>
          </table:table-cell>
          <table:table-cell table:style-name="ce76"/>
          <table:table-cell table:style-name="ce24" office:value-type="float" office:value="7307" calcext:value-type="float">
            <text:p>7307</text:p>
          </table:table-cell>
          <table:table-cell table:style-name="ce34" table:number-columns-repeated="2"/>
          <table:table-cell table:style-name="ce34" table:formula="of:=SUM([.C9:.E9])" office:value-type="float" office:value="7307" calcext:value-type="float">
            <text:p>7307</text:p>
          </table:table-cell>
          <table:table-cell table:style-name="ce34" office:value-type="float" office:value="7356" calcext:value-type="float">
            <text:p>7356</text:p>
          </table:table-cell>
          <table:table-cell table:style-name="ce34" table:number-columns-repeated="2"/>
          <table:table-cell table:style-name="ce124" table:formula="of:=SUM([.G9:.I9])" office:value-type="float" office:value="7356" calcext:value-type="float">
            <text:p>7356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2 tot 3 jaar</text:p>
          </table:table-cell>
          <table:table-cell table:style-name="ce76"/>
          <table:table-cell table:style-name="ce24" office:value-type="float" office:value="5683" calcext:value-type="float">
            <text:p>5683</text:p>
          </table:table-cell>
          <table:table-cell table:style-name="ce34" table:number-columns-repeated="2"/>
          <table:table-cell table:style-name="ce34" table:formula="of:=SUM([.C10:.E10])" office:value-type="float" office:value="5683" calcext:value-type="float">
            <text:p>5683</text:p>
          </table:table-cell>
          <table:table-cell table:style-name="ce34" office:value-type="float" office:value="5807" calcext:value-type="float">
            <text:p>5807</text:p>
          </table:table-cell>
          <table:table-cell table:style-name="ce34" table:number-columns-repeated="2"/>
          <table:table-cell table:style-name="ce124" table:formula="of:=SUM([.G10:.I10])" office:value-type="float" office:value="5807" calcext:value-type="float">
            <text:p>5807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3 tot 4 jaar</text:p>
          </table:table-cell>
          <table:table-cell table:style-name="ce76"/>
          <table:table-cell table:style-name="ce24" office:value-type="float" office:value="5389" calcext:value-type="float">
            <text:p>5389</text:p>
          </table:table-cell>
          <table:table-cell table:style-name="ce34" table:number-columns-repeated="2"/>
          <table:table-cell table:style-name="ce34" table:formula="of:=SUM([.C11:.E11])" office:value-type="float" office:value="5389" calcext:value-type="float">
            <text:p>5389</text:p>
          </table:table-cell>
          <table:table-cell table:style-name="ce34" office:value-type="float" office:value="5345" calcext:value-type="float">
            <text:p>5345</text:p>
          </table:table-cell>
          <table:table-cell table:style-name="ce34" table:number-columns-repeated="2"/>
          <table:table-cell table:style-name="ce124" table:formula="of:=SUM([.G11:.I11])" office:value-type="float" office:value="5345" calcext:value-type="float">
            <text:p>5345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4 tot 5 jaar</text:p>
          </table:table-cell>
          <table:table-cell table:style-name="ce76"/>
          <table:table-cell table:style-name="ce24" office:value-type="float" office:value="4967" calcext:value-type="float">
            <text:p>4967</text:p>
          </table:table-cell>
          <table:table-cell table:style-name="ce34" table:number-columns-repeated="2"/>
          <table:table-cell table:style-name="ce34" table:formula="of:=SUM([.C12:.E12])" office:value-type="float" office:value="4967" calcext:value-type="float">
            <text:p>4967</text:p>
          </table:table-cell>
          <table:table-cell table:style-name="ce34" office:value-type="float" office:value="5182" calcext:value-type="float">
            <text:p>5182</text:p>
          </table:table-cell>
          <table:table-cell table:style-name="ce34" table:number-columns-repeated="2"/>
          <table:table-cell table:style-name="ce124" table:formula="of:=SUM([.G12:.I12])" office:value-type="float" office:value="5182" calcext:value-type="float">
            <text:p>5182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5 tot 6 jaar</text:p>
          </table:table-cell>
          <table:table-cell table:style-name="ce76"/>
          <table:table-cell table:style-name="ce24" office:value-type="float" office:value="4975" calcext:value-type="float">
            <text:p>4975</text:p>
          </table:table-cell>
          <table:table-cell table:style-name="ce34" table:number-columns-repeated="2"/>
          <table:table-cell table:style-name="ce34" table:formula="of:=SUM([.C13:.E13])" office:value-type="float" office:value="4975" calcext:value-type="float">
            <text:p>4975</text:p>
          </table:table-cell>
          <table:table-cell table:style-name="ce34" office:value-type="float" office:value="5110" calcext:value-type="float">
            <text:p>5110</text:p>
          </table:table-cell>
          <table:table-cell table:style-name="ce34" table:number-columns-repeated="2"/>
          <table:table-cell table:style-name="ce124" table:formula="of:=SUM([.G13:.I13])" office:value-type="float" office:value="5110" calcext:value-type="float">
            <text:p>5110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6 tot 8 jaar</text:p>
          </table:table-cell>
          <table:table-cell table:style-name="ce76"/>
          <table:table-cell table:style-name="ce24" office:value-type="float" office:value="9287" calcext:value-type="float">
            <text:p>9287</text:p>
          </table:table-cell>
          <table:table-cell table:style-name="ce34" table:number-columns-repeated="2"/>
          <table:table-cell table:style-name="ce34" table:formula="of:=SUM([.C14:.E14])" office:value-type="float" office:value="9287" calcext:value-type="float">
            <text:p>9287</text:p>
          </table:table-cell>
          <table:table-cell table:style-name="ce34" office:value-type="float" office:value="9034" calcext:value-type="float">
            <text:p>9034</text:p>
          </table:table-cell>
          <table:table-cell table:style-name="ce34" table:number-columns-repeated="2"/>
          <table:table-cell table:style-name="ce124" table:formula="of:=SUM([.G14:.I14])" office:value-type="float" office:value="9034" calcext:value-type="float">
            <text:p>9034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8 tot 10 jaar</text:p>
          </table:table-cell>
          <table:table-cell table:style-name="ce76"/>
          <table:table-cell table:style-name="ce24" office:value-type="float" office:value="9746" calcext:value-type="float">
            <text:p>9746</text:p>
          </table:table-cell>
          <table:table-cell table:style-name="ce34" table:number-columns-repeated="2"/>
          <table:table-cell table:style-name="ce34" table:formula="of:=SUM([.C15:.E15])" office:value-type="float" office:value="9746" calcext:value-type="float">
            <text:p>9746</text:p>
          </table:table-cell>
          <table:table-cell table:style-name="ce34" office:value-type="float" office:value="9526" calcext:value-type="float">
            <text:p>9526</text:p>
          </table:table-cell>
          <table:table-cell table:style-name="ce34" table:number-columns-repeated="2"/>
          <table:table-cell table:style-name="ce124" table:formula="of:=SUM([.G15:.I15])" office:value-type="float" office:value="9526" calcext:value-type="float">
            <text:p>9526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10 tot 12 jaar</text:p>
          </table:table-cell>
          <table:table-cell table:style-name="ce76"/>
          <table:table-cell table:style-name="ce24" office:value-type="float" office:value="9181" calcext:value-type="float">
            <text:p>9181</text:p>
          </table:table-cell>
          <table:table-cell table:style-name="ce34" table:number-columns-repeated="2"/>
          <table:table-cell table:style-name="ce34" table:formula="of:=SUM([.C16:.E16])" office:value-type="float" office:value="9181" calcext:value-type="float">
            <text:p>9181</text:p>
          </table:table-cell>
          <table:table-cell table:style-name="ce34" office:value-type="float" office:value="9140" calcext:value-type="float">
            <text:p>9140</text:p>
          </table:table-cell>
          <table:table-cell table:style-name="ce34" table:number-columns-repeated="2"/>
          <table:table-cell table:style-name="ce124" table:formula="of:=SUM([.G16:.I16])" office:value-type="float" office:value="9140" calcext:value-type="float">
            <text:p>9140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12 tot 14 jaar</text:p>
          </table:table-cell>
          <table:table-cell table:style-name="ce76"/>
          <table:table-cell table:style-name="ce24" office:value-type="float" office:value="8727" calcext:value-type="float">
            <text:p>8727</text:p>
          </table:table-cell>
          <table:table-cell table:style-name="ce34" table:number-columns-repeated="2"/>
          <table:table-cell table:style-name="ce34" table:formula="of:=SUM([.C17:.E17])" office:value-type="float" office:value="8727" calcext:value-type="float">
            <text:p>8727</text:p>
          </table:table-cell>
          <table:table-cell table:style-name="ce34" office:value-type="float" office:value="8775" calcext:value-type="float">
            <text:p>8775</text:p>
          </table:table-cell>
          <table:table-cell table:style-name="ce34" table:number-columns-repeated="2"/>
          <table:table-cell table:style-name="ce124" table:formula="of:=SUM([.G17:.I17])" office:value-type="float" office:value="8775" calcext:value-type="float">
            <text:p>8775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14 tot 16 jaar</text:p>
          </table:table-cell>
          <table:table-cell table:style-name="ce76"/>
          <table:table-cell table:style-name="ce24" office:value-type="float" office:value="9447" calcext:value-type="float">
            <text:p>9447</text:p>
          </table:table-cell>
          <table:table-cell table:style-name="ce34" table:number-columns-repeated="2"/>
          <table:table-cell table:style-name="ce34" table:formula="of:=SUM([.C18:.E18])" office:value-type="float" office:value="9447" calcext:value-type="float">
            <text:p>9447</text:p>
          </table:table-cell>
          <table:table-cell table:style-name="ce34" office:value-type="float" office:value="9233" calcext:value-type="float">
            <text:p>9233</text:p>
          </table:table-cell>
          <table:table-cell table:style-name="ce34" table:number-columns-repeated="2"/>
          <table:table-cell table:style-name="ce124" table:formula="of:=SUM([.G18:.I18])" office:value-type="float" office:value="9233" calcext:value-type="float">
            <text:p>9233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16 tot 20 jaar</text:p>
          </table:table-cell>
          <table:table-cell table:style-name="ce76"/>
          <table:table-cell table:style-name="ce24" office:value-type="float" office:value="16618" calcext:value-type="float">
            <text:p>1661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SUM([.C19:.E19])" office:value-type="float" office:value="16747" calcext:value-type="float">
            <text:p>16747</text:p>
          </table:table-cell>
          <table:table-cell table:style-name="ce34" office:value-type="float" office:value="17589" calcext:value-type="float">
            <text:p>17589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8" calcext:value-type="float">
            <text:p>8</text:p>
          </table:table-cell>
          <table:table-cell table:style-name="ce124" table:formula="of:=SUM([.G19:.I19])" office:value-type="float" office:value="17940" calcext:value-type="float">
            <text:p>17940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20 tot 25 jaar</text:p>
          </table:table-cell>
          <table:table-cell table:style-name="ce76"/>
          <table:table-cell table:style-name="ce24" office:value-type="float" office:value="15276" calcext:value-type="float">
            <text:p>15276</text:p>
          </table:table-cell>
          <table:table-cell table:style-name="ce34" office:value-type="float" office:value="2532" calcext:value-type="float">
            <text:p>2532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formula="of:=SUM([.C20:.E20])" office:value-type="float" office:value="17840" calcext:value-type="float">
            <text:p>17840</text:p>
          </table:table-cell>
          <table:table-cell table:style-name="ce34" office:value-type="float" office:value="16719" calcext:value-type="float">
            <text:p>16719</text:p>
          </table:table-cell>
          <table:table-cell table:style-name="ce34" office:value-type="float" office:value="4289" calcext:value-type="float">
            <text:p>4289</text:p>
          </table:table-cell>
          <table:table-cell table:style-name="ce34" office:value-type="float" office:value="108" calcext:value-type="float">
            <text:p>108</text:p>
          </table:table-cell>
          <table:table-cell table:style-name="ce124" table:formula="of:=SUM([.G20:.I20])" office:value-type="float" office:value="21116" calcext:value-type="float">
            <text:p>21116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25 tot 30 jaar</text:p>
          </table:table-cell>
          <table:table-cell table:style-name="ce76"/>
          <table:table-cell table:style-name="ce24" office:value-type="float" office:value="7792" calcext:value-type="float">
            <text:p>7792</text:p>
          </table:table-cell>
          <table:table-cell table:style-name="ce34" office:value-type="float" office:value="7759" calcext:value-type="float">
            <text:p>7759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table:formula="of:=SUM([.C21:.E21])" office:value-type="float" office:value="15719" calcext:value-type="float">
            <text:p>15719</text:p>
          </table:table-cell>
          <table:table-cell table:style-name="ce34" office:value-type="float" office:value="8780" calcext:value-type="float">
            <text:p>8780</text:p>
          </table:table-cell>
          <table:table-cell table:style-name="ce34" office:value-type="float" office:value="9484" calcext:value-type="float">
            <text:p>9484</text:p>
          </table:table-cell>
          <table:table-cell table:style-name="ce34" office:value-type="float" office:value="287" calcext:value-type="float">
            <text:p>287</text:p>
          </table:table-cell>
          <table:table-cell table:style-name="ce124" table:formula="of:=SUM([.G21:.I21])" office:value-type="float" office:value="18551" calcext:value-type="float">
            <text:p>18551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30 tot 35 jaar</text:p>
          </table:table-cell>
          <table:table-cell table:style-name="ce76"/>
          <table:table-cell table:style-name="ce24" office:value-type="float" office:value="3318" calcext:value-type="float">
            <text:p>3318</text:p>
          </table:table-cell>
          <table:table-cell table:style-name="ce34" office:value-type="float" office:value="10157" calcext:value-type="float">
            <text:p>10157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table:formula="of:=SUM([.C22:.E22])" office:value-type="float" office:value="13716" calcext:value-type="float">
            <text:p>13716</text:p>
          </table:table-cell>
          <table:table-cell table:style-name="ce34" office:value-type="float" office:value="4533" calcext:value-type="float">
            <text:p>4533</text:p>
          </table:table-cell>
          <table:table-cell table:style-name="ce34" office:value-type="float" office:value="10791" calcext:value-type="float">
            <text:p>10791</text:p>
          </table:table-cell>
          <table:table-cell table:style-name="ce34" office:value-type="float" office:value="611" calcext:value-type="float">
            <text:p>611</text:p>
          </table:table-cell>
          <table:table-cell table:style-name="ce124" table:formula="of:=SUM([.G22:.I22])" office:value-type="float" office:value="15935" calcext:value-type="float">
            <text:p>15935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35 tot 40 jaar</text:p>
          </table:table-cell>
          <table:table-cell table:style-name="ce76"/>
          <table:table-cell table:style-name="ce24" office:value-type="float" office:value="2152" calcext:value-type="float">
            <text:p>2152</text:p>
          </table:table-cell>
          <table:table-cell table:style-name="ce34" office:value-type="float" office:value="11552" calcext:value-type="float">
            <text:p>11552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table:formula="of:=SUM([.C23:.E23])" office:value-type="float" office:value="14122" calcext:value-type="float">
            <text:p>14122</text:p>
          </table:table-cell>
          <table:table-cell table:style-name="ce34" office:value-type="float" office:value="3398" calcext:value-type="float">
            <text:p>3398</text:p>
          </table:table-cell>
          <table:table-cell table:style-name="ce34" office:value-type="float" office:value="11322" calcext:value-type="float">
            <text:p>11322</text:p>
          </table:table-cell>
          <table:table-cell table:style-name="ce34" office:value-type="float" office:value="1154" calcext:value-type="float">
            <text:p>1154</text:p>
          </table:table-cell>
          <table:table-cell table:style-name="ce124" table:formula="of:=SUM([.G23:.I23])" office:value-type="float" office:value="15874" calcext:value-type="float">
            <text:p>15874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40 tot 45 jaar</text:p>
          </table:table-cell>
          <table:table-cell table:style-name="ce76"/>
          <table:table-cell table:style-name="ce24" office:value-type="float" office:value="1249" calcext:value-type="float">
            <text:p>1249</text:p>
          </table:table-cell>
          <table:table-cell table:style-name="ce34" office:value-type="float" office:value="10163" calcext:value-type="float">
            <text:p>10163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table:formula="of:=SUM([.C24:.E24])" office:value-type="float" office:value="11917" calcext:value-type="float">
            <text:p>11917</text:p>
          </table:table-cell>
          <table:table-cell table:style-name="ce34" office:value-type="float" office:value="2503" calcext:value-type="float">
            <text:p>2503</text:p>
          </table:table-cell>
          <table:table-cell table:style-name="ce34" office:value-type="float" office:value="9647" calcext:value-type="float">
            <text:p>9647</text:p>
          </table:table-cell>
          <table:table-cell table:style-name="ce34" office:value-type="float" office:value="1626" calcext:value-type="float">
            <text:p>1626</text:p>
          </table:table-cell>
          <table:table-cell table:style-name="ce124" table:formula="of:=SUM([.G24:.I24])" office:value-type="float" office:value="13776" calcext:value-type="float">
            <text:p>13776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45 tot 50 jaar</text:p>
          </table:table-cell>
          <table:table-cell table:style-name="ce76"/>
          <table:table-cell table:style-name="ce24" office:value-type="float" office:value="997" calcext:value-type="float">
            <text:p>997</text:p>
          </table:table-cell>
          <table:table-cell table:style-name="ce34" office:value-type="float" office:value="8470" calcext:value-type="float">
            <text:p>8470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table:formula="of:=SUM([.C25:.E25])" office:value-type="float" office:value="10117" calcext:value-type="float">
            <text:p>10117</text:p>
          </table:table-cell>
          <table:table-cell table:style-name="ce34" office:value-type="float" office:value="2025" calcext:value-type="float">
            <text:p>2025</text:p>
          </table:table-cell>
          <table:table-cell table:style-name="ce34" office:value-type="float" office:value="8422" calcext:value-type="float">
            <text:p>8422</text:p>
          </table:table-cell>
          <table:table-cell table:style-name="ce34" office:value-type="float" office:value="2122" calcext:value-type="float">
            <text:p>2122</text:p>
          </table:table-cell>
          <table:table-cell table:style-name="ce124" table:formula="of:=SUM([.G25:.I25])" office:value-type="float" office:value="12569" calcext:value-type="float">
            <text:p>12569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50 tot 53 jaar</text:p>
          </table:table-cell>
          <table:table-cell table:style-name="ce76"/>
          <table:table-cell table:style-name="ce24" office:value-type="float" office:value="500" calcext:value-type="float">
            <text:p>500</text:p>
          </table:table-cell>
          <table:table-cell table:style-name="ce34" office:value-type="float" office:value="4734" calcext:value-type="float">
            <text:p>4734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table:formula="of:=SUM([.C26:.E26])" office:value-type="float" office:value="5724" calcext:value-type="float">
            <text:p>5724</text:p>
          </table:table-cell>
          <table:table-cell table:style-name="ce34" office:value-type="float" office:value="1172" calcext:value-type="float">
            <text:p>1172</text:p>
          </table:table-cell>
          <table:table-cell table:style-name="ce34" office:value-type="float" office:value="4402" calcext:value-type="float">
            <text:p>4402</text:p>
          </table:table-cell>
          <table:table-cell table:style-name="ce34" office:value-type="float" office:value="1653" calcext:value-type="float">
            <text:p>1653</text:p>
          </table:table-cell>
          <table:table-cell table:style-name="ce124" table:formula="of:=SUM([.G26:.I26])" office:value-type="float" office:value="7227" calcext:value-type="float">
            <text:p>7227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53 tot 56 jaar</text:p>
          </table:table-cell>
          <table:table-cell table:style-name="ce76"/>
          <table:table-cell table:style-name="ce24" office:value-type="float" office:value="394" calcext:value-type="float">
            <text:p>394</text:p>
          </table:table-cell>
          <table:table-cell table:style-name="ce34" office:value-type="float" office:value="3892" calcext:value-type="float">
            <text:p>3892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table:formula="of:=SUM([.C27:.E27])" office:value-type="float" office:value="4764" calcext:value-type="float">
            <text:p>4764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3415" calcext:value-type="float">
            <text:p>3415</text:p>
          </table:table-cell>
          <table:table-cell table:style-name="ce34" office:value-type="float" office:value="1731" calcext:value-type="float">
            <text:p>1731</text:p>
          </table:table-cell>
          <table:table-cell table:style-name="ce124" table:formula="of:=SUM([.G27:.I27])" office:value-type="float" office:value="6056" calcext:value-type="float">
            <text:p>6056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56 tot 59 jaar</text:p>
          </table:table-cell>
          <table:table-cell table:style-name="ce76"/>
          <table:table-cell table:style-name="ce24" office:value-type="float" office:value="280" calcext:value-type="float">
            <text:p>280</text:p>
          </table:table-cell>
          <table:table-cell table:style-name="ce34" office:value-type="float" office:value="2647" calcext:value-type="float">
            <text:p>2647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table:formula="of:=SUM([.C28:.E28])" office:value-type="float" office:value="3386" calcext:value-type="float">
            <text:p>3386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2270" calcext:value-type="float">
            <text:p>2270</text:p>
          </table:table-cell>
          <table:table-cell table:style-name="ce34" office:value-type="float" office:value="1393" calcext:value-type="float">
            <text:p>1393</text:p>
          </table:table-cell>
          <table:table-cell table:style-name="ce124" table:formula="of:=SUM([.G28:.I28])" office:value-type="float" office:value="4363" calcext:value-type="float">
            <text:p>4363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59 tot 62 jaar</text:p>
          </table:table-cell>
          <table:table-cell table:style-name="ce76"/>
          <table:table-cell table:style-name="ce24" office:value-type="float" office:value="258" calcext:value-type="float">
            <text:p>258</text:p>
          </table:table-cell>
          <table:table-cell table:style-name="ce34" office:value-type="float" office:value="2405" calcext:value-type="float">
            <text:p>2405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table:formula="of:=SUM([.C29:.E29])" office:value-type="float" office:value="3193" calcext:value-type="float">
            <text:p>3193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1853" calcext:value-type="float">
            <text:p>1853</text:p>
          </table:table-cell>
          <table:table-cell table:style-name="ce34" office:value-type="float" office:value="1688" calcext:value-type="float">
            <text:p>1688</text:p>
          </table:table-cell>
          <table:table-cell table:style-name="ce124" table:formula="of:=SUM([.G29:.I29])" office:value-type="float" office:value="4226" calcext:value-type="float">
            <text:p>4226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62 tot 65 jaar</text:p>
          </table:table-cell>
          <table:table-cell table:style-name="ce76"/>
          <table:table-cell table:style-name="ce24" office:value-type="float" office:value="214" calcext:value-type="float">
            <text:p>214</text:p>
          </table:table-cell>
          <table:table-cell table:style-name="ce34" office:value-type="float" office:value="1874" calcext:value-type="float">
            <text:p>1874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table:formula="of:=SUM([.C30:.E30])" office:value-type="float" office:value="2676" calcext:value-type="float">
            <text:p>2676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1491" calcext:value-type="float">
            <text:p>1491</text:p>
          </table:table-cell>
          <table:table-cell table:style-name="ce34" office:value-type="float" office:value="1612" calcext:value-type="float">
            <text:p>1612</text:p>
          </table:table-cell>
          <table:table-cell table:style-name="ce124" table:formula="of:=SUM([.G30:.I30])" office:value-type="float" office:value="3643" calcext:value-type="float">
            <text:p>3643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65 tot 67 jaar</text:p>
          </table:table-cell>
          <table:table-cell table:style-name="ce76"/>
          <table:table-cell table:style-name="ce24" office:value-type="float" office:value="127" calcext:value-type="float">
            <text:p>127</text:p>
          </table:table-cell>
          <table:table-cell table:style-name="ce34" office:value-type="float" office:value="1131" calcext:value-type="float">
            <text:p>1131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table:formula="of:=SUM([.C31:.E31])" office:value-type="float" office:value="1690" calcext:value-type="float">
            <text:p>169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1184" calcext:value-type="float">
            <text:p>1184</text:p>
          </table:table-cell>
          <table:table-cell table:style-name="ce124" table:formula="of:=SUM([.G31:.I31])" office:value-type="float" office:value="2452" calcext:value-type="float">
            <text:p>2452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67 tot 69 jaar</text:p>
          </table:table-cell>
          <table:table-cell table:style-name="ce76"/>
          <table:table-cell table:style-name="ce24" office:value-type="float" office:value="102" calcext:value-type="float">
            <text:p>102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table:formula="of:=SUM([.C32:.E32])" office:value-type="float" office:value="1459" calcext:value-type="float">
            <text:p>1459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1136" calcext:value-type="float">
            <text:p>1136</text:p>
          </table:table-cell>
          <table:table-cell table:style-name="ce124" table:formula="of:=SUM([.G32:.I32])" office:value-type="float" office:value="2110" calcext:value-type="float">
            <text:p>2110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69 tot 71 jaar</text:p>
          </table:table-cell>
          <table:table-cell table:style-name="ce76"/>
          <table:table-cell table:style-name="ce24" office:value-type="float" office:value="102" calcext:value-type="float">
            <text:p>102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table:formula="of:=SUM([.C33:.E33])" office:value-type="float" office:value="1351" calcext:value-type="float">
            <text:p>1351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1198" calcext:value-type="float">
            <text:p>1198</text:p>
          </table:table-cell>
          <table:table-cell table:style-name="ce124" table:formula="of:=SUM([.G33:.I33])" office:value-type="float" office:value="2012" calcext:value-type="float">
            <text:p>2012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71 tot 73 jaar</text:p>
          </table:table-cell>
          <table:table-cell table:style-name="ce76"/>
          <table:table-cell table:style-name="ce24" office:value-type="float" office:value="78" calcext:value-type="float">
            <text:p>78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table:formula="of:=SUM([.C34:.E34])" office:value-type="float" office:value="1020" calcext:value-type="float">
            <text:p>1020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930" calcext:value-type="float">
            <text:p>930</text:p>
          </table:table-cell>
          <table:table-cell table:style-name="ce124" table:formula="of:=SUM([.G34:.I34])" office:value-type="float" office:value="1479" calcext:value-type="float">
            <text:p>1479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73 tot 75 jaar</text:p>
          </table:table-cell>
          <table:table-cell table:style-name="ce76"/>
          <table:table-cell table:style-name="ce24" office:value-type="float" office:value="61" calcext:value-type="float">
            <text:p>61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table:formula="of:=SUM([.C35:.E35])" office:value-type="float" office:value="886" calcext:value-type="float">
            <text:p>886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836" calcext:value-type="float">
            <text:p>836</text:p>
          </table:table-cell>
          <table:table-cell table:style-name="ce124" table:formula="of:=SUM([.G35:.I35])" office:value-type="float" office:value="1263" calcext:value-type="float">
            <text:p>1263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75 tot 77 jaar</text:p>
          </table:table-cell>
          <table:table-cell table:style-name="ce76"/>
          <table:table-cell table:style-name="ce24" office:value-type="float" office:value="54" calcext:value-type="float">
            <text:p>54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table:formula="of:=SUM([.C36:.E36])" office:value-type="float" office:value="694" calcext:value-type="float">
            <text:p>694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668" calcext:value-type="float">
            <text:p>668</text:p>
          </table:table-cell>
          <table:table-cell table:style-name="ce124" table:formula="of:=SUM([.G36:.I36])" office:value-type="float" office:value="1013" calcext:value-type="float">
            <text:p>1013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77 tot 79 jaar</text:p>
          </table:table-cell>
          <table:table-cell table:style-name="ce76"/>
          <table:table-cell table:style-name="ce24" office:value-type="float" office:value="30" calcext:value-type="float">
            <text:p>30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table:formula="of:=SUM([.C37:.E37])" office:value-type="float" office:value="430" calcext:value-type="float">
            <text:p>430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530" calcext:value-type="float">
            <text:p>530</text:p>
          </table:table-cell>
          <table:table-cell table:style-name="ce124" table:formula="of:=SUM([.G37:.I37])" office:value-type="float" office:value="725" calcext:value-type="float">
            <text:p>725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79 tot 81 jaar</text:p>
          </table:table-cell>
          <table:table-cell table:style-name="ce76"/>
          <table:table-cell table:style-name="ce24" office:value-type="float" office:value="31" calcext:value-type="float">
            <text:p>31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table:formula="of:=SUM([.C38:.E38])" office:value-type="float" office:value="403" calcext:value-type="float">
            <text:p>403</text:p>
          </table:table-cell>
          <table:table-cell table:number-columns-repeated="2" table:style-name="ce34" office:value-type="float" office:value="77" calcext:value-type="float">
            <text:p>77</text:p>
          </table:table-cell>
          <table:table-cell table:style-name="ce34" office:value-type="float" office:value="431" calcext:value-type="float">
            <text:p>431</text:p>
          </table:table-cell>
          <table:table-cell table:style-name="ce124" table:formula="of:=SUM([.G38:.I38])" office:value-type="float" office:value="585" calcext:value-type="float">
            <text:p>585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81 tot 83 jaar</text:p>
          </table:table-cell>
          <table:table-cell table:style-name="ce76"/>
          <table:table-cell table:style-name="ce24" office:value-type="float" office:value="19" calcext:value-type="float">
            <text:p>19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table:formula="of:=SUM([.C39:.E39])" office:value-type="float" office:value="271" calcext:value-type="float">
            <text:p>27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46" calcext:value-type="float">
            <text:p>246</text:p>
          </table:table-cell>
          <table:table-cell table:style-name="ce124" table:formula="of:=SUM([.G39:.I39])" office:value-type="float" office:value="326" calcext:value-type="float">
            <text:p>326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83 tot 85 jaar</text:p>
          </table:table-cell>
          <table:table-cell table:style-name="ce76"/>
          <table:table-cell table:style-name="ce24" office:value-type="float" office:value="19" calcext:value-type="float">
            <text:p>1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table:formula="of:=SUM([.C40:.E40])" office:value-type="float" office:value="169" calcext:value-type="float">
            <text:p>1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2" calcext:value-type="float">
            <text:p>202</text:p>
          </table:table-cell>
          <table:table-cell table:style-name="ce124" table:formula="of:=SUM([.G40:.I40])" office:value-type="float" office:value="256" calcext:value-type="float">
            <text:p>256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85 tot 87 jaar</text:p>
          </table:table-cell>
          <table:table-cell table:style-name="ce76"/>
          <table:table-cell table:style-name="ce24" office:value-type="float" office:value="9" calcext:value-type="float">
            <text:p>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3" calcext:value-type="float">
            <text:p>83</text:p>
          </table:table-cell>
          <table:table-cell table:style-name="ce34" table:formula="of:=SUM([.C41:.E41])" office:value-type="float" office:value="123" calcext:value-type="float">
            <text:p>12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6" calcext:value-type="float">
            <text:p>136</text:p>
          </table:table-cell>
          <table:table-cell table:style-name="ce124" table:formula="of:=SUM([.G41:.I41])" office:value-type="float" office:value="189" calcext:value-type="float">
            <text:p>189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87 tot 89 jaar</text:p>
          </table:table-cell>
          <table:table-cell table:style-name="ce76"/>
          <table:table-cell table:style-name="ce2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formula="of:=SUM([.C42:.E42])" office:value-type="float" office:value="75" calcext:value-type="float">
            <text:p>7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6" calcext:value-type="float">
            <text:p>66</text:p>
          </table:table-cell>
          <table:table-cell table:style-name="ce124" table:formula="of:=SUM([.G42:.I42])" office:value-type="float" office:value="87" calcext:value-type="float">
            <text:p>87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89 tot 90 jaar</text:p>
          </table:table-cell>
          <table:table-cell table:style-name="ce7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SUM([.C43:.E43])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124" table:formula="of:=SUM([.G43:.I43])" office:value-type="float" office:value="43" calcext:value-type="float">
            <text:p>43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0 tot 91 jaar</text:p>
          </table:table-cell>
          <table:table-cell table:style-name="ce7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SUM([.C44:.E44])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2" calcext:value-type="float">
            <text:p>22</text:p>
          </table:table-cell>
          <table:table-cell table:style-name="ce124" table:formula="of:=SUM([.G44:.I44])" office:value-type="float" office:value="25" calcext:value-type="float">
            <text:p>25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1 tot 92 jaar</text:p>
          </table:table-cell>
          <table:table-cell table:style-name="ce76"/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SUM([.C45:.E45])" office:value-type="float" office:value="7" calcext:value-type="float">
            <text:p>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124" table:formula="of:=SUM([.G45:.I45])" office:value-type="float" office:value="14" calcext:value-type="float">
            <text:p>14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2 tot 93 jaar</text:p>
          </table:table-cell>
          <table:table-cell table:style-name="ce76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formula="of:=SUM([.C46:.E46])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table:style-name="ce124" table:formula="of:=SUM([.G46:.I46])" office:value-type="float" office:value="11" calcext:value-type="float">
            <text:p>11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3 tot 94 jaar</text:p>
          </table:table-cell>
          <table:table-cell table:style-name="ce76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formula="of:=SUM([.C47:.E47])" office:value-type="float" office:value="3" calcext:value-type="float">
            <text:p>3</text:p>
          </table:table-cell>
          <table:table-cell table:style-name="ce34" table:number-columns-repeated="2"/>
          <table:table-cell table:style-name="ce34" office:value-type="float" office:value="4" calcext:value-type="float">
            <text:p>4</text:p>
          </table:table-cell>
          <table:table-cell table:style-name="ce124" table:formula="of:=SUM([.G47:.I47])" office:value-type="float" office:value="4" calcext:value-type="float">
            <text:p>4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4 tot 95 jaar</text:p>
          </table:table-cell>
          <table:table-cell table:style-name="ce76"/>
          <table:table-cell table:style-name="ce2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SUM([.C48:.E48])" office:value-type="float" office:value="9" calcext:value-type="float">
            <text:p>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24" table:formula="of:=SUM([.G48:.I48])" office:value-type="float" office:value="4" calcext:value-type="float">
            <text:p>4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5 tot 96 jaar</text:p>
          </table:table-cell>
          <table:table-cell table:style-name="ce76"/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SUM([.C49:.E49])" office:value-type="float" office:value="8" calcext:value-type="float">
            <text:p>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124" table:formula="of:=SUM([.G49:.I49])" office:value-type="float" office:value="7" calcext:value-type="float">
            <text:p>7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6 tot 97 jaar</text:p>
          </table:table-cell>
          <table:table-cell table:style-name="ce76"/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SUM([.C50:.E50])" office:value-type="float" office:value="5" calcext:value-type="float">
            <text:p>5</text:p>
          </table:table-cell>
          <table:table-cell table:style-name="ce34" table:number-columns-repeated="2"/>
          <table:table-cell table:style-name="ce34" office:value-type="float" office:value="5" calcext:value-type="float">
            <text:p>5</text:p>
          </table:table-cell>
          <table:table-cell table:style-name="ce124" table:formula="of:=SUM([.G50:.I50])" office:value-type="float" office:value="5" calcext:value-type="float">
            <text:p>5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7 tot 98 jaar</text:p>
          </table:table-cell>
          <table:table-cell table:style-name="ce76"/>
          <table:table-cell table:style-name="ce24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formula="of:=SUM([.C51:.E51])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124" table:formula="of:=SUM([.G51:.I51])" office:value-type="float" office:value="4" calcext:value-type="float">
            <text:p>4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8" office:value-type="string" calcext:value-type="string">
            <text:p>Van 98 tot 99 jaar</text:p>
          </table:table-cell>
          <table:table-cell table:style-name="ce76"/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table:formula="of:=SUM([.C52:.E52])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124" table:formula="of:=SUM([.G52:.I52])" office:value-type="float" office:value="3" calcext:value-type="float">
            <text:p>3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9" office:value-type="string" calcext:value-type="string">
            <text:p>Van 99 tot 100 jaar</text:p>
          </table:table-cell>
          <table:table-cell table:style-name="ce76"/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formula="of:=SUM([.C53:.E53])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124" table:formula="of:=SUM([.G53:.I53])" office:value-type="float" office:value="3" calcext:value-type="float">
            <text:p>3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2">
          <table:table-cell table:style-name="ce109" office:value-type="string" calcext:value-type="string">
            <text:p>Van 100 enz.</text:p>
          </table:table-cell>
          <table:table-cell table:style-name="ce76"/>
          <table:table-cell table:style-name="ce24"/>
          <table:table-cell table:style-name="ce34" table:number-columns-repeated="2"/>
          <table:table-cell table:style-name="ce34" table:formula="of:=SUM([.C54:.E54])" office:value-type="float" office:value="0" calcext:value-type="float">
            <text:p>0</text:p>
          </table:table-cell>
          <table:table-cell table:style-name="ce34" table:number-columns-repeated="3"/>
          <table:table-cell table:style-name="ce124" table:formula="of:=SUM([.G54:.I54])" office:value-type="float" office:value="0" calcext:value-type="float">
            <text:p>0</text:p>
          </table:table-cell>
          <table:table-cell table:style-name="ce128" office:value-type="string" calcext:value-type="string">
            <text:p>VT</text:p>
          </table:table-cell>
          <table:table-cell table:style-name="ce134"/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string" calcext:value-type="string">
            <text:p>NH</text:p>
          </table:table-cell>
          <table:table-cell table:style-name="ce144" office:value-type="string" calcext:value-type="string">
            <text:p>39_0086</text:p>
          </table:table-cell>
          <table:table-cell table:number-columns-repeated="1008"/>
        </table:table-row>
        <table:table-row table:style-name="ro1">
          <table:table-cell table:style-name="ce110" office:value-type="string" calcext:value-type="string">
            <text:p>Totaal</text:p>
          </table:table-cell>
          <table:table-cell table:style-name="ce76"/>
          <table:table-cell table:style-name="ce25" table:formula="of:=SUM([.C8:.C54])" office:value-type="float" office:value="130129" calcext:value-type="float">
            <office:annotation draw:style-name="gr1" draw:text-style-name="P1" svg:width="1.68cm" svg:height="0.899cm" svg:x="6.994cm" svg:y="25.35cm" draw:caption-point-x="-1.074cm" draw:caption-point-y="1.12cm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</table:table-cell>
          <table:table-cell table:style-name="ce35" table:formula="of:=SUM([.D8:.D54])" office:value-type="float" office:value="71074" calcext:value-type="float">
            <text:p>71074</text:p>
          </table:table-cell>
          <table:table-cell table:style-name="ce35" table:formula="of:=SUM([.E8:.E54])" office:value-type="float" office:value="7791" calcext:value-type="float">
            <text:p>7791</text:p>
          </table:table-cell>
          <table:table-cell table:style-name="ce35" table:formula="of:=SUM([.F8:.F54])" office:value-type="float" office:value="208994" calcext:value-type="float">
            <office:annotation draw:style-name="gr1" draw:text-style-name="P1" svg:width="1.4cm" svg:height="0.529cm" svg:x="12.252cm" svg:y="25.35cm" draw:caption-point-x="-1.549cm" draw:caption-point-y="1.12cm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</table:table-cell>
          <table:table-cell table:style-name="ce35" table:formula="of:=SUM([.G8:.G54])" office:value-type="float" office:value="141690" calcext:value-type="float">
            <text:p>141690</text:p>
          </table:table-cell>
          <table:table-cell table:style-name="ce35" table:formula="of:=SUM([.H8:.H54])" office:value-type="float" office:value="70961" calcext:value-type="float">
            <text:p>70961</text:p>
          </table:table-cell>
          <table:table-cell table:style-name="ce35" table:formula="of:=SUM([.I8:.I54])" office:value-type="float" office:value="21644" calcext:value-type="float">
            <text:p>21644</text:p>
          </table:table-cell>
          <table:table-cell table:style-name="ce125" table:formula="of:=SUM([.J8:.J54])" office:value-type="float" office:value="234295" calcext:value-type="float">
            <text:p>234295</text:p>
          </table:table-cell>
          <table:table-cell table:style-name="ce129" office:value-type="string" calcext:value-type="string">
            <text:p>VT</text:p>
          </table:table-cell>
          <table:table-cell table:style-name="ce135"/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string" calcext:value-type="string">
            <text:p>NH</text:p>
          </table:table-cell>
          <table:table-cell table:style-name="ce145" office:value-type="string" calcext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/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display-name="PageStyle_Noord-Hol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display-name="PageStyle_Noord-Holland gemeent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display-name="PageStyle_Noord-Holland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display-name="PageStyle_Noord-Holland ouderd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9:49</meta:creation-date>
    <dc:creator>Helpdesk</dc:creator>
    <dc:date>2004-12-16T11:51:05</dc:date>
    <meta:generator>LibreOffice/4.2.8.2$Linux_X86_64 LibreOffice_project/420m0$Build-2</meta:generator>
    <meta:document-statistic meta:table-count="4" meta:cell-count="3674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